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4.396cm"/>
    </style:style>
    <style:style style:name="Table1.B" style:family="table-column">
      <style:table-column-properties style:column-width="4.66cm"/>
    </style:style>
    <style:style style:name="Table1.C" style:family="table-column">
      <style:table-column-properties style:column-width="8.017cm"/>
    </style:style>
    <style:style style:name="Table1.D" style:family="table-column">
      <style:table-column-properties style:column-width="9.118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D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D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5" style:family="table">
      <style:table-properties style:width="26.144cm" table:align="margins" fo:background-color="transparent">
        <style:background-image/>
      </style:table-properties>
    </style:style>
    <style:style style:name="Table5.A" style:family="table-column">
      <style:table-column-properties style:column-width="8.714cm" style:rel-column-width="21842*"/>
    </style:style>
    <style:style style:name="Table5.B" style:family="table-column">
      <style:table-column-properties style:column-width="8.721cm" style:rel-column-width="21859*"/>
    </style:style>
    <style:style style:name="Table5.C" style:family="table-column">
      <style:table-column-properties style:column-width="8.71cm" style:rel-column-width="21834*"/>
    </style:style>
    <style:style style:name="Table5.1" style:family="table-row">
      <style:table-row-properties style:min-row-height="0.485cm" fo:background-color="transparent">
        <style:background-image/>
      </style:table-row-properties>
    </style:style>
    <style:style style:name="Table5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dddddd" fo:padding="0.097cm" fo:border="0.05pt solid #000000">
        <style:background-image/>
      </style:table-cell-properties>
    </style:style>
    <style:style style:name="Table5.2" style:family="table-row">
      <style:table-row-properties style:min-row-height="10.691cm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96cm"/>
    </style:style>
    <style:style style:name="Table5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4" style:family="table-row">
      <style:table-row-properties style:min-row-height="0.596cm"/>
    </style:style>
    <style:style style:name="Table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9.8cm"/>
    </style:style>
    <style:style style:name="Table4.B" style:family="table-column">
      <style:table-column-properties style:column-width="8.297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6.144cm" fo:break-before="page" table:align="margins" fo:background-color="transparent">
        <style:background-image/>
      </style:table-properties>
    </style:style>
    <style:style style:name="Table8.A" style:family="table-column">
      <style:table-column-properties style:column-width="13.06cm" style:rel-column-width="32736*"/>
    </style:style>
    <style:style style:name="Table8.B" style:family="table-column">
      <style:table-column-properties style:column-width="6.724cm" style:rel-column-width="16854*"/>
    </style:style>
    <style:style style:name="Table8.C" style:family="table-column">
      <style:table-column-properties style:column-width="6.361cm" style:rel-column-width="15945*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ddddd" fo:padding="0.097cm" fo:border="0.5pt solid #000000">
        <style:background-image/>
      </style:table-cell-properties>
    </style:style>
    <style:style style:name="Table8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8.B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8.A3" style:family="table-cell">
      <style:table-cell-properties fo:padding="0.097cm" fo:border-left="0.5pt solid #000000" fo:border-right="none" fo:border-top="none" fo:border-bottom="0.5pt solid #000000"/>
    </style:style>
    <style:style style:name="Table8.B3" style:family="table-cell">
      <style:table-cell-properties fo:padding="0.097cm" fo:border-left="0.5pt solid #000000" fo:border-right="0.5pt solid #000000" fo:border-top="none" fo:border-bottom="0.5pt solid #000000"/>
    </style:style>
    <style:style style:name="Table8.A4" style:family="table-cell">
      <style:table-cell-properties fo:padding="0.097cm" fo:border-left="0.5pt solid #000000" fo:border-right="none" fo:border-top="none" fo:border-bottom="0.5pt solid #000000"/>
    </style:style>
    <style:style style:name="Table8.A5" style:family="table-cell">
      <style:table-cell-properties fo:padding="0.097cm" fo:border-left="0.5pt solid #000000" fo:border-right="none" fo:border-top="none" fo:border-bottom="0.5pt solid #000000"/>
    </style:style>
    <style:style style:name="Table8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8.C5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Table3.A4" style:family="table-cell">
      <style:table-cell-properties fo:padding="0.097cm" fo:border-left="0.5pt solid #000000" fo:border-right="none" fo:border-top="none" fo:border-bottom="0.5pt solid #000000"/>
    </style:style>
    <style:style style:name="Table3.B4" style:family="table-cell">
      <style:table-cell-properties fo:padding="0.097cm" fo:border-left="0.5pt solid #000000" fo:border-right="none" fo:border-top="none" fo:border-bottom="0.5pt solid #000000"/>
    </style:style>
    <style:style style:name="Table3.A5" style:family="table-cell">
      <style:table-cell-properties fo:padding="0.097cm" fo:border-left="0.5pt solid #000000" fo:border-right="none" fo:border-top="none" fo:border-bottom="0.5pt solid #000000"/>
    </style:style>
    <style:style style:name="Table3.B5" style:family="table-cell">
      <style:table-cell-properties fo:padding="0.097cm" fo:border-left="0.5pt solid #000000" fo:border-right="none" fo:border-top="none" fo:border-bottom="0.5pt solid #000000"/>
    </style:style>
    <style:style style:name="Table3.C5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3409e4f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text-properties officeooo:paragraph-rsid="04327c16"/>
    </style:style>
    <style:style style:name="P6" style:family="paragraph" style:parent-style-name="Table_20_Contents">
      <style:text-properties officeooo:paragraph-rsid="036da280"/>
    </style:style>
    <style:style style:name="P7" style:family="paragraph" style:parent-style-name="Table_20_Contents">
      <style:text-properties officeooo:paragraph-rsid="0445901d"/>
    </style:style>
    <style:style style:name="P8" style:family="paragraph" style:parent-style-name="Table_20_Contents">
      <style:text-properties officeooo:paragraph-rsid="04ca571f"/>
    </style:style>
    <style:style style:name="P9" style:family="paragraph" style:parent-style-name="Table_20_Contents">
      <style:text-properties style:font-name="Courier New" fo:font-size="10pt" officeooo:paragraph-rsid="036da280" style:font-size-asian="10pt" style:font-size-complex="10pt"/>
    </style:style>
    <style:style style:name="P10" style:family="paragraph" style:parent-style-name="Table_20_Contents">
      <style:text-properties officeooo:paragraph-rsid="03edef22"/>
    </style:style>
    <style:style style:name="P11" style:family="paragraph" style:parent-style-name="Table_20_Contents">
      <style:text-properties officeooo:paragraph-rsid="044eb851"/>
    </style:style>
    <style:style style:name="P12" style:family="paragraph" style:parent-style-name="Table_20_Contents">
      <style:text-properties officeooo:paragraph-rsid="03409e4f"/>
    </style:style>
    <style:style style:name="P13" style:family="paragraph" style:parent-style-name="Table_20_Contents">
      <style:text-properties officeooo:paragraph-rsid="04b57162"/>
    </style:style>
    <style:style style:name="P14" style:family="paragraph" style:parent-style-name="Table_20_Contents">
      <style:text-properties officeooo:paragraph-rsid="04489b60"/>
    </style:style>
    <style:style style:name="P15" style:family="paragraph" style:parent-style-name="Table_20_Contents">
      <style:text-properties officeooo:paragraph-rsid="044c2e9f"/>
    </style:style>
    <style:style style:name="P16" style:family="paragraph" style:parent-style-name="Table_20_Contents">
      <style:text-properties officeooo:paragraph-rsid="04bead68"/>
    </style:style>
    <style:style style:name="P17" style:family="paragraph" style:parent-style-name="Table_20_Contents">
      <style:text-properties style:font-name="Courier New" fo:font-size="10pt" officeooo:paragraph-rsid="0371ed0a" style:font-size-asian="10pt" style:font-size-complex="10pt"/>
    </style:style>
    <style:style style:name="P18" style:family="paragraph" style:parent-style-name="Table_20_Contents">
      <style:text-properties officeooo:paragraph-rsid="04b39282"/>
    </style:style>
    <style:style style:name="P19" style:family="paragraph" style:parent-style-name="Table_20_Contents">
      <style:text-properties officeooo:paragraph-rsid="04a0df66"/>
    </style:style>
    <style:style style:name="P20" style:family="paragraph" style:parent-style-name="Table_20_Contents">
      <style:text-properties officeooo:paragraph-rsid="03266a92"/>
    </style:style>
    <style:style style:name="P21" style:family="paragraph" style:parent-style-name="Table_20_Contents">
      <style:text-properties officeooo:paragraph-rsid="04ab2c74"/>
    </style:style>
    <style:style style:name="P22" style:family="paragraph" style:parent-style-name="Table_20_Contents">
      <style:text-properties officeooo:paragraph-rsid="032bbd7a"/>
    </style:style>
    <style:style style:name="P23" style:family="paragraph" style:parent-style-name="Table_20_Contents">
      <style:text-properties officeooo:paragraph-rsid="036b7fd3"/>
    </style:style>
    <style:style style:name="P24" style:family="paragraph" style:parent-style-name="Table_20_Contents">
      <style:text-properties officeooo:paragraph-rsid="049687d6"/>
    </style:style>
    <style:style style:name="P25" style:family="paragraph" style:parent-style-name="Table_20_Contents">
      <style:text-properties officeooo:paragraph-rsid="04926971"/>
    </style:style>
    <style:style style:name="P26" style:family="paragraph" style:parent-style-name="Table_20_Contents">
      <style:text-properties officeooo:paragraph-rsid="044ab44f"/>
    </style:style>
    <style:style style:name="P27" style:family="paragraph" style:parent-style-name="Table_20_Contents">
      <style:text-properties officeooo:paragraph-rsid="044d6203"/>
    </style:style>
    <style:style style:name="P28" style:family="paragraph" style:parent-style-name="Table_20_Contents">
      <style:text-properties officeooo:paragraph-rsid="04697cf6"/>
    </style:style>
    <style:style style:name="P29" style:family="paragraph" style:parent-style-name="Table_20_Contents">
      <style:text-properties officeooo:paragraph-rsid="051133a8"/>
    </style:style>
    <style:style style:name="P30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3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220e1c" officeooo:paragraph-rsid="032539c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38a25fe" officeooo:paragraph-rsid="05229a4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3" style:family="paragraph" style:parent-style-name="Table_20_Contents">
      <style:text-properties officeooo:paragraph-rsid="032539cf"/>
    </style:style>
    <style:style style:name="P34" style:family="paragraph" style:parent-style-name="Table_20_Contents">
      <style:text-properties officeooo:paragraph-rsid="03d70fa4"/>
    </style:style>
    <style:style style:name="P35" style:family="paragraph" style:parent-style-name="Table_20_Contents">
      <style:text-properties officeooo:paragraph-rsid="03d2b776"/>
    </style:style>
    <style:style style:name="P36" style:family="paragraph" style:parent-style-name="Table_20_Contents">
      <style:text-properties officeooo:paragraph-rsid="05229a49"/>
    </style:style>
    <style:style style:name="P37" style:family="paragraph" style:parent-style-name="Table_20_Contents">
      <style:text-properties officeooo:paragraph-rsid="0378741f"/>
    </style:style>
    <style:style style:name="P38" style:family="paragraph" style:parent-style-name="Table_20_Contents">
      <style:text-properties style:font-name="Courier New" fo:font-size="10pt" fo:language="zxx" fo:country="none" officeooo:paragraph-rsid="05229a49" style:font-size-asian="10pt" style:language-asian="zxx" style:country-asian="none" style:font-size-complex="10pt" style:language-complex="zxx" style:country-complex="none"/>
    </style:style>
    <style:style style:name="P39" style:family="paragraph" style:parent-style-name="Table_20_Contents">
      <style:text-properties style:font-name="Courier New" fo:font-size="10pt" fo:language="zxx" fo:country="none" officeooo:rsid="04dc5c57" officeooo:paragraph-rsid="052883ca" style:font-size-asian="10pt" style:language-asian="zxx" style:country-asian="none" style:font-size-complex="10pt" style:language-complex="zxx" style:country-complex="none"/>
    </style:style>
    <style:style style:name="P40" style:family="paragraph" style:parent-style-name="Table_20_Contents">
      <style:text-properties style:font-name="Courier New" fo:font-size="10pt" fo:language="zxx" fo:country="none" officeooo:paragraph-rsid="052883ca" style:font-size-asian="10pt" style:language-asian="zxx" style:country-asian="none" style:font-size-complex="10pt" style:language-complex="zxx" style:country-complex="none"/>
    </style:style>
    <style:style style:name="P41" style:family="paragraph" style:parent-style-name="Table_20_Contents">
      <style:text-properties style:font-name="Courier New" fo:font-size="10pt" fo:language="zxx" fo:country="none" officeooo:paragraph-rsid="0453bfb4" style:font-size-asian="10pt" style:language-asian="zxx" style:country-asian="none" style:font-size-complex="10pt" style:language-complex="zxx" style:country-complex="none"/>
    </style:style>
    <style:style style:name="P42" style:family="paragraph" style:parent-style-name="Table_20_Contents">
      <style:text-properties style:font-name="Courier New" fo:font-size="10pt" fo:language="zxx" fo:country="none" fo:font-style="normal" officeooo:rsid="0213f657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3" style:family="paragraph" style:parent-style-name="Table_20_Contents">
      <style:text-properties style:font-name="Courier New" fo:font-size="10pt" fo:language="zxx" fo:country="none" fo:font-style="normal" officeooo:paragraph-rsid="0453bfb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4" style:family="paragraph" style:parent-style-name="Table_20_Contents">
      <style:text-properties officeooo:paragraph-rsid="0453bfb4"/>
    </style:style>
    <style:style style:name="P45" style:family="paragraph" style:parent-style-name="Table_20_Contents">
      <style:text-properties style:font-name="Courier New" fo:font-size="10pt" officeooo:paragraph-rsid="0453bfb4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officeooo:paragraph-rsid="051133a8"/>
    </style:style>
    <style:style style:name="P47" style:family="paragraph" style:parent-style-name="Standard">
      <style:text-properties style:font-name="Courier New" fo:font-size="10pt" fo:language="zxx" fo:country="none" officeooo:paragraph-rsid="032539cf" style:font-size-asian="10pt" style:language-asian="zxx" style:country-asian="none" style:font-size-complex="10pt" style:language-complex="zxx" style:country-complex="none"/>
    </style:style>
    <style:style style:name="P48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0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51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52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53" style:family="paragraph" style:parent-style-name="Table_20_Contents">
      <style:text-properties officeooo:paragraph-rsid="0108f4cf"/>
    </style:style>
    <style:style style:name="P54" style:family="paragraph" style:parent-style-name="Table_20_Contents">
      <style:text-properties officeooo:paragraph-rsid="0294e861"/>
    </style:style>
    <style:style style:name="P55" style:family="paragraph" style:parent-style-name="Table_20_Contents">
      <style:text-properties officeooo:paragraph-rsid="02b867ce"/>
    </style:style>
    <style:style style:name="P56" style:family="paragraph" style:parent-style-name="Table_20_Contents">
      <style:text-properties officeooo:paragraph-rsid="010e8474"/>
    </style:style>
    <style:style style:name="P57" style:family="paragraph" style:parent-style-name="Text_20_body">
      <style:paragraph-properties fo:margin-top="0cm" fo:margin-bottom="0cm" style:contextual-spacing="false" fo:line-height="100%"/>
      <style:text-properties officeooo:paragraph-rsid="033021f0"/>
    </style:style>
    <style:style style:name="P58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9" style:family="paragraph" style:parent-style-name="Text_20_body">
      <style:paragraph-properties fo:margin-top="0cm" fo:margin-bottom="0cm" style:contextual-spacing="false" fo:line-height="100%"/>
      <style:text-properties officeooo:paragraph-rsid="03e26147"/>
    </style:style>
    <style:style style:name="P60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62" style:family="paragraph" style:parent-style-name="Table_20_Contents">
      <style:text-properties officeooo:paragraph-rsid="015fc100"/>
    </style:style>
    <style:style style:name="P63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64" style:family="paragraph" style:parent-style-name="Table_20_Contents">
      <style:text-properties officeooo:paragraph-rsid="02ae0b54"/>
    </style:style>
    <style:style style:name="P6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7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8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9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71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72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73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74" style:family="paragraph" style:parent-style-name="Table_20_Contents">
      <style:text-properties officeooo:paragraph-rsid="03dddf35"/>
    </style:style>
    <style:style style:name="P75" style:family="paragraph" style:parent-style-name="Table_20_Contents">
      <style:text-properties style:font-name="Courier New" fo:font-size="10pt" fo:language="zxx" fo:country="none" officeooo:paragraph-rsid="03dddf35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text-properties officeooo:paragraph-rsid="03efe0f5"/>
    </style:style>
    <style:style style:name="P77" style:family="paragraph" style:parent-style-name="Standard">
      <style:text-properties style:font-name="Courier New" fo:font-size="10pt" fo:language="zxx" fo:country="none" officeooo:rsid="003029af" officeooo:paragraph-rsid="03220e1c" style:font-size-asian="10pt" style:language-asian="zxx" style:country-asian="none" style:font-size-complex="10pt" style:language-complex="zxx" style:country-complex="none"/>
    </style:style>
    <style:style style:name="P78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style="normal" fo:font-weight="bold" officeooo:rsid="040fd069" officeooo:paragraph-rsid="04825fd5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fd069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25f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1" style:family="paragraph" style:parent-style-name="Table_20_Contents">
      <style:text-properties style:font-name="Courier New" fo:font-size="10pt" fo:language="zxx" fo:country="none" officeooo:paragraph-rsid="0478c748" style:font-size-asian="10pt" style:language-asian="zxx" style:country-asian="none" style:font-size-complex="10pt" style:language-complex="zxx" style:country-complex="none"/>
    </style:style>
    <style:style style:name="P82" style:family="paragraph" style:parent-style-name="Preformatted_20_Text">
      <style:text-properties style:font-name="Courier New" fo:language="zxx" fo:country="none" fo:font-style="normal" fo:font-weight="bold" officeooo:paragraph-rsid="0478c748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P83" style:family="paragraph" style:parent-style-name="Preformatted_20_Text">
      <style:text-properties style:font-name="Courier New" fo:language="zxx" fo:country="none" fo:font-style="italic" fo:font-weight="normal" officeooo:paragraph-rsid="0478c74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4" style:family="paragraph" style:parent-style-name="Preformatted_20_Text">
      <style:text-properties style:font-name="Courier New" fo:language="zxx" fo:country="none" fo:font-style="normal" fo:font-weight="normal" officeooo:paragraph-rsid="0478c748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85" style:family="paragraph" style:parent-style-name="Preformatted_20_Text">
      <style:text-properties style:font-name="Courier New" fo:font-size="10pt" fo:language="zxx" fo:country="none" fo:font-style="italic" fo:font-weight="normal" officeooo:paragraph-rsid="04825fd5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86" style:family="paragraph" style:parent-style-name="Preformatted_20_Text">
      <style:text-properties style:font-name="Courier New" fo:font-size="10pt" fo:language="zxx" fo:country="none" officeooo:paragraph-rsid="04825fd5" style:font-size-asian="10pt" style:language-asian="zxx" style:country-asian="none" style:font-size-complex="10pt" style:language-complex="zxx" style:country-complex="none"/>
    </style:style>
    <style:style style:name="P87" style:family="paragraph" style:parent-style-name="Preformatted_20_Text"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88" style:family="paragraph" style:parent-style-name="Preformatted_20_Text">
      <style:text-properties style:font-name="Courier New" fo:language="zxx" fo:country="none" fo:font-style="italic" fo:font-weight="normal" officeooo:paragraph-rsid="04825fd5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89" style:family="paragraph" style:parent-style-name="Preformatted_20_Text">
      <style:paragraph-properties fo:margin-top="0cm" fo:margin-bottom="0.499cm" style:contextual-spacing="false"/>
      <style:text-properties style:font-name="Courier New" fo:language="zxx" fo:country="none" officeooo:paragraph-rsid="04825fd5" style:language-asian="zxx" style:country-asian="none" style:language-complex="zxx" style:country-complex="none"/>
    </style:style>
    <style:style style:name="P90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40de640" officeooo:paragraph-rsid="048a07d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1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a07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2" style:family="paragraph" style:parent-style-name="Preformatted_20_Text">
      <style:paragraph-properties fo:text-align="center" style:justify-single-word="false"/>
      <style:text-properties style:font-name="Courier New" fo:font-size="10pt" fo:language="zxx" fo:country="none" fo:font-style="normal" fo:font-weight="normal" officeooo:rsid="048a07de" officeooo:paragraph-rsid="048eba19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93" style:family="paragraph" style:parent-style-name="Standard">
      <style:text-properties style:font-name="Courier New" fo:font-size="10pt" fo:language="zxx" fo:country="none" officeooo:rsid="003029af" officeooo:paragraph-rsid="0478c748" style:font-size-asian="10pt" style:language-asian="zxx" style:country-asian="none" style:font-size-complex="10pt" style:language-complex="zxx" style:country-complex="none"/>
    </style:style>
    <style:style style:name="P94" style:family="paragraph" style:parent-style-name="Standard">
      <style:text-properties style:font-name="Courier New" fo:font-size="10pt" fo:language="zxx" fo:country="none" officeooo:rsid="003029af" officeooo:paragraph-rsid="040de640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4190db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7" style:family="paragraph" style:parent-style-name="Table_20_Contents">
      <style:text-properties style:font-name="Courier New" fo:font-size="10pt" fo:language="zxx" fo:country="none" officeooo:paragraph-rsid="04190dbc" style:font-size-asian="10pt" style:language-asian="zxx" style:country-asian="none" style:font-size-complex="10pt" style:language-complex="zxx" style:country-complex="none"/>
    </style:style>
    <style:style style:name="P98" style:family="paragraph" style:parent-style-name="Table_20_Contents">
      <style:text-properties style:font-name="Courier New" fo:font-size="10pt" officeooo:paragraph-rsid="04190dbc" style:font-size-asian="10pt" style:font-size-complex="10pt"/>
    </style:style>
    <style:style style:name="P99" style:family="paragraph" style:parent-style-name="Standard">
      <style:text-properties style:font-name="Courier New" fo:font-size="10pt" fo:language="zxx" fo:country="none" officeooo:rsid="003029af" officeooo:paragraph-rsid="04190db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4190dbc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520ceb2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4691e1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5306734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1" style:family="text">
      <style:text-properties officeooo:rsid="02646e91"/>
    </style:style>
    <style:style style:name="T1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4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4926971" style:font-size-asian="10pt" style:language-asian="zxx" style:country-asian="none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4a44b82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3e9998f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475351a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445901d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4593115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44eb851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25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3512c85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346e41f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34a5fa0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3509652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4703418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4b57162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3387102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fo:font-style="normal" officeooo:rsid="02dfe22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5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7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fo:font-style="normal" officeooo:rsid="02c8adfd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9" style:family="text">
      <style:text-properties fo:color="#000000" loext:opacity="100%" style:font-name="Courier New" fo:font-size="10pt" fo:language="zxx" fo:country="none" fo:font-style="normal" officeooo:rsid="02e5b6d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0" style:family="text">
      <style:text-properties fo:color="#000000" loext:opacity="100%" style:font-name="Courier New" fo:font-size="10pt" fo:language="zxx" fo:country="none" fo:font-style="normal" officeooo:rsid="02f2d3a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1" style:family="text">
      <style:text-properties fo:color="#000000" loext:opacity="100%" style:font-name="Courier New" fo:font-size="10pt" fo:language="zxx" fo:country="none" fo:font-style="normal" officeooo:rsid="01daa4a7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2" style:family="text">
      <style:text-properties fo:color="#000000" loext:opacity="100%" style:font-name="Courier New" fo:font-size="10pt" fo:language="zxx" fo:country="none" fo:font-style="normal" officeooo:rsid="01f2ee4b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3" style:family="text">
      <style:text-properties fo:color="#000000" loext:opacity="100%" style:font-name="Courier New" fo:font-size="10pt" fo:language="zxx" fo:country="none" fo:font-style="normal" officeooo:rsid="02e2f14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4" style:family="text">
      <style:text-properties fo:color="#000000" loext:opacity="100%" style:font-name="Courier New" fo:font-size="10pt" fo:language="zxx" fo:country="none" fo:font-style="italic" officeooo:rsid="04bca12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officeooo:rsid="04bca128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fo:font-style="normal" officeooo:rsid="02dfe222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7" style:family="text">
      <style:text-properties fo:color="#000000" loext:opacity="100%" style:font-name="Courier New" fo:font-size="10pt" fo:language="zxx" fo:country="none" fo:font-style="normal" officeooo:rsid="02f2d3ae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8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59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60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61" style:family="text">
      <style:text-properties fo:color="#000000" loext:opacity="100%" style:font-name="Courier New" fo:language="zxx" fo:country="none" fo:font-style="italic" officeooo:rsid="04b39282" style:language-asian="zxx" style:country-asian="none" style:font-style-asian="italic" style:font-name-complex="Courier New" style:language-complex="zxx" style:country-complex="none" style:font-style-complex="italic"/>
    </style:style>
    <style:style style:name="T62" style:family="text">
      <style:text-properties fo:color="#000000" loext:opacity="100%" style:font-name="Courier New" fo:language="zxx" fo:country="none" fo:font-style="normal" officeooo:rsid="04b39282" style:language-asian="zxx" style:country-asian="none" style:font-style-asian="normal" style:font-name-complex="Courier New" style:language-complex="zxx" style:country-complex="none" style:font-style-complex="normal"/>
    </style:style>
    <style:style style:name="T63" style:family="text">
      <style:text-properties fo:color="#000000" loext:opacity="100%" style:font-name="Courier New" fo:language="zxx" fo:country="none" fo:font-style="normal" officeooo:rsid="01b9958d" style:language-asian="zxx" style:country-asian="none" style:font-style-asian="normal" style:font-name-complex="Courier New" style:language-complex="zxx" style:country-complex="none" style:font-style-complex="normal"/>
    </style:style>
    <style:style style:name="T64" style:family="text">
      <style:text-properties fo:color="#000000" loext:opacity="100%" style:font-name="Courier New" fo:language="zxx" fo:country="none" fo:font-style="normal" officeooo:rsid="01f2ee4b" style:language-asian="zxx" style:country-asian="none" style:font-style-asian="normal" style:font-name-complex="Courier New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fo:font-style="normal" officeooo:rsid="01b88b1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6" style:family="text">
      <style:text-properties fo:color="#000000" loext:opacity="100%" style:font-name="Courier New" fo:font-size="10pt" fo:language="zxx" fo:country="none" fo:font-style="normal" officeooo:rsid="02eb102f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7" style:family="text">
      <style:text-properties fo:color="#000000" loext:opacity="100%" style:font-name="Courier New" fo:font-size="10pt" fo:language="zxx" fo:country="none" fo:font-style="italic" officeooo:rsid="04b3928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8" style:family="text">
      <style:text-properties fo:color="#000000" loext:opacity="100%" style:font-name="Courier New" fo:font-size="10pt" fo:language="zxx" fo:country="none" fo:font-style="normal" officeooo:rsid="04b39282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9" style:family="text">
      <style:text-properties fo:color="#000000" loext:opacity="100%" style:font-name="Courier New" fo:font-size="10pt" fo:language="zxx" fo:country="none" fo:font-style="normal" officeooo:rsid="0467144a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0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32ab6a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3349557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76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32bbd7a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467144a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32c1ca6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3cabe71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42fb7bf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fo:font-style="normal" officeooo:rsid="043fac8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3" style:family="text">
      <style:text-properties fo:color="#000000" loext:opacity="100%" style:font-name="Courier New" fo:font-size="10pt" fo:language="zxx" fo:country="none" officeooo:rsid="0327bbad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32bbd7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6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7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8" style:family="text">
      <style:text-properties fo:color="#000000" loext:opacity="100%" style:font-name="Courier New" fo:font-size="10pt" fo:language="zxx" fo:country="none" fo:font-style="normal" officeooo:rsid="032bbd7a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99" style:family="text">
      <style:text-properties fo:color="#000000" loext:opacity="100%" style:font-name="Courier New" fo:font-size="10pt" fo:language="zxx" fo:country="none" fo:font-style="normal" officeooo:rsid="043beda6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0" style:family="text">
      <style:text-properties fo:color="#000000" loext:opacity="100%" style:font-name="Courier New" fo:font-size="10pt" fo:language="zxx" fo:country="none" fo:font-style="normal" officeooo:rsid="04402574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01" style:family="text">
      <style:text-properties fo:color="#000000" loext:opacity="100%" style:font-name="Courier New" fo:font-size="10pt" fo:language="zxx" fo:country="none" officeooo:rsid="032eab71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4616774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1a9356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f70c1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36ee88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font-size="10pt" fo:language="zxx" fo:country="none" officeooo:rsid="01bee199" style:font-size-asian="10pt" style:language-asian="zxx" style:country-asian="none" style:font-name-complex="Courier New" style:font-size-complex="10pt" style:language-complex="zxx" style:country-complex="none"/>
    </style:style>
    <style:style style:name="T110" style:family="text">
      <style:text-properties fo:color="#000000" loext:opacity="100%" style:font-name="Courier New" fo:font-size="10pt" fo:language="zxx" fo:country="none" officeooo:rsid="01f2ee4b" style:font-size-asian="10pt" style:language-asian="zxx" style:country-asian="none" style:font-name-complex="Courier New" style:font-size-complex="10pt" style:language-complex="zxx" style:country-complex="none"/>
    </style:style>
    <style:style style:name="T111" style:family="text">
      <style:text-properties fo:color="#000000" loext:opacity="100%" style:font-name="Courier New" fo:font-size="10pt" fo:language="zxx" fo:country="none" officeooo:rsid="02d0c15d" style:font-size-asian="10pt" style:language-asian="zxx" style:country-asian="none" style:font-name-complex="Courier New" style:font-size-complex="10pt" style:language-complex="zxx" style:country-complex="none"/>
    </style:style>
    <style:style style:name="T112" style:family="text">
      <style:text-properties fo:color="#000000" loext:opacity="100%" style:font-name="Courier New" fo:font-size="10pt" fo:language="zxx" fo:country="none" officeooo:rsid="02d882a3" style:font-size-asian="10pt" style:language-asian="zxx" style:country-asian="none" style:font-name-complex="Courier New" style:font-size-complex="10pt" style:language-complex="zxx" style:country-complex="none"/>
    </style:style>
    <style:style style:name="T113" style:family="text">
      <style:text-properties fo:color="#000000" loext:opacity="100%" style:font-name="Courier New" fo:font-size="10pt" fo:language="zxx" fo:country="none" officeooo:rsid="03220e1c" style:font-size-asian="10pt" style:language-asian="zxx" style:country-asian="none" style:font-name-complex="Courier New" style:font-size-complex="10pt" style:language-complex="zxx" style:country-complex="none"/>
    </style:style>
    <style:style style:name="T114" style:family="text">
      <style:text-properties fo:color="#000000" loext:opacity="100%" style:font-name="Courier New" fo:font-size="10pt" fo:language="zxx" fo:country="none" officeooo:rsid="03d81c7c" style:font-size-asian="10pt" style:language-asian="zxx" style:country-asian="none" style:font-name-complex="Courier New" style:font-size-complex="10pt" style:language-complex="zxx" style:country-complex="none"/>
    </style:style>
    <style:style style:name="T115" style:family="text">
      <style:text-properties fo:color="#000000" loext:opacity="100%" style:font-name="Courier New" style:font-name-complex="Courier New"/>
    </style:style>
    <style:style style:name="T116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117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18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19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120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21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3220e1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126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28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31" style:family="text">
      <style:text-properties officeooo:rsid="0277dedb"/>
    </style:style>
    <style:style style:name="T132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134" style:family="text">
      <style:text-properties style:font-name="Courier New" officeooo:rsid="052883ca"/>
    </style:style>
    <style:style style:name="T135" style:family="text">
      <style:text-properties style:font-name="Courier New" officeooo:rsid="04dc5c57"/>
    </style:style>
    <style:style style:name="T136" style:family="text">
      <style:text-properties officeooo:rsid="023d069c"/>
    </style:style>
    <style:style style:name="T137" style:family="text">
      <style:text-properties officeooo:rsid="021570c6"/>
    </style:style>
    <style:style style:name="T138" style:family="text">
      <style:text-properties officeooo:rsid="02984091"/>
    </style:style>
    <style:style style:name="T139" style:family="text">
      <style:text-properties officeooo:rsid="0298730b"/>
    </style:style>
    <style:style style:name="T140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141" style:family="text">
      <style:text-properties fo:font-style="normal" officeooo:rsid="023ec219" style:font-style-asian="normal" style:font-style-complex="normal"/>
    </style:style>
    <style:style style:name="T142" style:family="text">
      <style:text-properties fo:font-style="normal" style:font-style-asian="normal" style:font-style-complex="normal"/>
    </style:style>
    <style:style style:name="T143" style:family="text">
      <style:text-properties officeooo:rsid="0213f657"/>
    </style:style>
    <style:style style:name="T144" style:family="text">
      <style:text-properties fo:color="#000000" loext:opacity="100%" style:font-name="Courier New" fo:font-size="10pt" fo:language="zxx" fo:country="none" fo:font-weight="bold" officeooo:rsid="03220e1c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4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146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147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390111d" style:font-size-asian="10pt" style:language-asian="zxx" style:country-asian="none" style:font-name-complex="Courier New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50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51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52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53" style:family="text">
      <style:text-properties fo:color="#000000" loext:opacity="100%" style:font-name="Courier New" fo:language="zxx" fo:country="none" officeooo:rsid="046496be" style:language-asian="zxx" style:country-asian="none" style:language-complex="zxx" style:country-complex="none"/>
    </style:style>
    <style:style style:name="T154" style:family="text">
      <style:text-properties fo:color="#000000" loext:opacity="100%" style:font-name="Courier New" fo:language="zxx" fo:country="none" officeooo:rsid="0465e865" style:language-asian="zxx" style:country-asian="none" style:language-complex="zxx" style:country-complex="none"/>
    </style:style>
    <style:style style:name="T155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56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57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58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59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61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62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63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64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65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66" style:family="text">
      <style:text-properties fo:color="#000000" loext:opacity="100%" style:font-name="Courier New" fo:font-size="10pt" fo:language="zxx" fo:country="none" officeooo:rsid="03498773" style:font-size-asian="10pt" style:language-asian="zxx" style:country-asian="none" style:font-size-complex="10pt" style:language-complex="zxx" style:country-complex="none"/>
    </style:style>
    <style:style style:name="T167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68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style:font-name="Courier New" fo:font-size="10pt" fo:language="zxx" fo:country="none" officeooo:rsid="032f82a4" style:font-size-asian="10pt" style:language-asian="zxx" style:country-asian="none" style:font-size-complex="10pt" style:language-complex="zxx" style:country-complex="none"/>
    </style:style>
    <style:style style:name="T170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71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72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73" style:family="text">
      <style:text-properties fo:color="#000000" loext:opacity="100%" style:font-name="Courier New" fo:font-size="10pt" fo:language="zxx" fo:country="none" officeooo:rsid="03e26147" style:font-size-asian="10pt" style:language-asian="zxx" style:country-asian="none" style:font-size-complex="10pt" style:language-complex="zxx" style:country-complex="none"/>
    </style:style>
    <style:style style:name="T174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75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77" style:family="text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78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79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80" style:family="text">
      <style:text-properties fo:color="#000000" loext:opacity="100%" style:font-name="Courier New" fo:font-size="10pt" fo:language="zxx" fo:country="none" officeooo:rsid="045b9916" style:font-size-asian="10pt" style:language-asian="zxx" style:country-asian="none" style:font-size-complex="10pt" style:language-complex="zxx" style:country-complex="none"/>
    </style:style>
    <style:style style:name="T181" style:family="text">
      <style:text-properties fo:color="#000000" loext:opacity="100%" style:font-name="Courier New" fo:font-size="10pt" fo:language="zxx" fo:country="none" officeooo:rsid="045d117e" style:font-size-asian="10pt" style:language-asian="zxx" style:country-asian="none" style:font-size-complex="10pt" style:language-complex="zxx" style:country-complex="none"/>
    </style:style>
    <style:style style:name="T182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83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4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5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86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7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88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89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0" style:family="text">
      <style:text-properties fo:color="#000000" loext:opacity="100%" style:font-name="Courier New" fo:font-size="10pt" fo:language="zxx" fo:country="none" officeooo:rsid="01998508" style:font-size-asian="10pt" style:language-asian="zxx" style:country-asian="none" style:font-size-complex="10pt" style:language-complex="zxx" style:country-complex="none"/>
    </style:style>
    <style:style style:name="T191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92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93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94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95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96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97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98" style:family="text">
      <style:text-properties fo:color="#000000" loext:opacity="100%" style:font-name="Courier New" officeooo:rsid="02b867ce"/>
    </style:style>
    <style:style style:name="T199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200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201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202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203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204" style:family="text">
      <style:text-properties fo:color="#000000" loext:opacity="100%" style:font-name="Courier New" fo:font-size="10pt" fo:language="zxx" fo:country="none" fo:font-style="normal" officeooo:rsid="01b4a645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05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206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207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208" style:family="text">
      <style:text-properties fo:color="#000000" loext:opacity="100%" style:font-name="Courier New" fo:font-size="10pt" fo:language="zxx" fo:country="none" officeooo:rsid="03efe0f5" style:font-size-asian="10pt" style:language-asian="zxx" style:country-asian="none" style:font-size-complex="10pt" style:language-complex="zxx" style:country-complex="none"/>
    </style:style>
    <style:style style:name="T209" style:family="text">
      <style:text-properties fo:color="#000000" loext:opacity="100%" style:font-name="Courier New" fo:font-size="10pt" fo:language="zxx" fo:country="none" officeooo:rsid="03fb5e7f" style:font-size-asian="10pt" style:language-asian="zxx" style:country-asian="none" style:font-size-complex="10pt" style:language-complex="zxx" style:country-complex="none"/>
    </style:style>
    <style:style style:name="T210" style:family="text">
      <style:text-properties fo:color="#000000" loext:opacity="100%" style:font-name="Courier New" fo:font-size="10pt" fo:language="zxx" fo:country="none" officeooo:rsid="03fb682c" style:font-size-asian="10pt" style:language-asian="zxx" style:country-asian="none" style:font-size-complex="10pt" style:language-complex="zxx" style:country-complex="none"/>
    </style:style>
    <style:style style:name="T211" style:family="text">
      <style:text-properties officeooo:rsid="04144748"/>
    </style:style>
    <style:style style:name="T212" style:family="text">
      <style:text-properties officeooo:rsid="0478c748"/>
    </style:style>
    <style:style style:name="T213" style:family="text">
      <style:text-properties fo:font-style="italic" officeooo:rsid="040de640" style:font-style-asian="italic" style:font-style-complex="italic"/>
    </style:style>
    <style:style style:name="T214" style:family="text">
      <style:text-properties fo:font-style="italic" officeooo:rsid="0478c748" style:font-style-asian="italic" style:font-style-complex="italic"/>
    </style:style>
    <style:style style:name="T215" style:family="text">
      <style:text-properties fo:font-style="italic" officeooo:rsid="04125c48" style:font-style-asian="italic" style:font-style-complex="italic"/>
    </style:style>
    <style:style style:name="T216" style:family="text">
      <style:text-properties officeooo:rsid="042d7d17"/>
    </style:style>
    <style:style style:name="T217" style:family="text">
      <style:text-properties fo:font-style="italic" style:font-style-asian="italic" style:font-style-complex="italic"/>
    </style:style>
    <style:style style:name="T218" style:family="text">
      <style:text-properties fo:font-style="italic" officeooo:rsid="041182c7" style:font-style-asian="italic" style:font-style-complex="italic"/>
    </style:style>
    <style:style style:name="T219" style:family="text">
      <style:text-properties officeooo:rsid="051a58c7"/>
    </style:style>
    <style:style style:name="T220" style:family="text">
      <style:text-properties officeooo:rsid="0424aa9b"/>
    </style:style>
    <style:style style:name="T221" style:family="text">
      <style:text-properties style:font-name="Courier New" officeooo:rsid="040de640"/>
    </style:style>
    <style:style style:name="T222" style:family="text">
      <style:text-properties style:font-name="Courier New" officeooo:rsid="051a58c7"/>
    </style:style>
    <style:style style:name="T223" style:family="text">
      <style:text-properties style:font-name="Courier New" fo:font-weight="normal" officeooo:rsid="040de640" style:font-weight-asian="normal" style:font-weight-complex="normal"/>
    </style:style>
    <style:style style:name="T224" style:family="text">
      <style:text-properties style:font-name="Courier New" fo:font-weight="normal" officeooo:rsid="04283cfb" style:font-weight-asian="normal" style:font-weight-complex="normal"/>
    </style:style>
    <style:style style:name="T225" style:family="text">
      <style:text-properties officeooo:rsid="048a07de"/>
    </style:style>
    <style:style style:name="T226" style:family="text">
      <style:text-properties officeooo:rsid="04546f38"/>
    </style:style>
    <style:style style:name="T227" style:family="text">
      <style:text-properties fo:language="zxx" fo:country="none" style:language-asian="zxx" style:country-asian="none" style:language-complex="zxx" style:country-complex="none"/>
    </style:style>
    <style:style style:name="T228" style:family="text">
      <style:text-properties fo:color="#000000" loext:opacity="100%" style:font-name="Courier New" fo:language="zxx" fo:country="none" officeooo:rsid="03f55048" style:language-asian="zxx" style:country-asian="none" style:language-complex="zxx" style:country-complex="none"/>
    </style:style>
    <style:style style:name="T229" style:family="text">
      <style:text-properties officeooo:rsid="03f9c8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6</text:span></text:span><text:span text:style-name="Default_20_Paragraph_20_Font"><text:span text:style-name="T3">.</text:span></text:span><text:span text:style-name="Default_20_Paragraph_20_Font"><text:span text:style-name="T4">4</text:span></text:span><text:span text:style-name="Default_20_Paragraph_20_Font"><text:span text:style-name="T5">.</text:span></text:span><text:span text:style-name="Default_20_Paragraph_20_Font"><text:span text:style-name="T6">1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2">Core API</text:p>
          </table:table-cell>
          <table:covered-table-cell/>
          <table:table-cell table:style-name="Table1.A1" office:value-type="string">
            <text:p text:style-name="P3"><text:span text:style-name="Source_20_Text"><text:span text:style-name="T9">Type </text:span></text:span><text:span text:style-name="Source_20_Text"><text:span text:style-name="T10">API</text:span></text:span></text:p>
          </table:table-cell>
          <table:table-cell table:style-name="Table1.D1" office:value-type="string">
            <text:p text:style-name="P4">DOM <text:span text:style-name="T11">API</text:span></text:p>
          </table:table-cell>
        </table:table-row>
        <table:table-row>
          <table:table-cell table:style-name="Table1.A2" office:value-type="string">
            <text:p text:style-name="P5"><text:span text:style-name="Source_20_Text"><text:span text:style-name="T12">constant(value);</text:span></text:span></text:p>
            <text:p text:style-name="P5"><text:span text:style-name="Source_20_Text"><text:span text:style-name="T13">identity(value);</text:span></text:span></text:p>
            <text:p text:style-name="P5"><text:span text:style-name="Source_20_Text"><text:span text:style-name="T12">noop();</text:span></text:span></text:p>
            <text:p text:style-name="P5"><text:span text:style-name="Source_20_Text"><text:span text:style-name="T12">T();</text:span></text:span></text:p>
            <text:p text:style-name="P5"><text:span text:style-name="Source_20_Text"><text:span text:style-name="T14">F();</text:span></text:span></text:p>
          </table:table-cell>
          <table:table-cell table:style-name="Table1.B2" office:value-type="string">
            <text:p text:style-name="P5"><text:span text:style-name="Source_20_Text"><text:span text:style-name="T12">asyncConstant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Identity(</text:span></text:span><text:span text:style-name="Source_20_Text"><text:span text:style-name="T15">val</text:span></text:span><text:span text:style-name="Source_20_Text"><text:span text:style-name="T16">ue</text:span></text:span><text:span text:style-name="Source_20_Text"><text:span text:style-name="T12">);</text:span></text:span></text:p>
            <text:p text:style-name="P5"><text:span text:style-name="Source_20_Text"><text:span text:style-name="T12">asyncNoop();</text:span></text:span></text:p>
            <text:p text:style-name="P5"><text:span text:style-name="Source_20_Text"><text:span text:style-name="T12">async</text:span></text:span><text:span text:style-name="Source_20_Text"><text:span text:style-name="T17">T</text:span></text:span><text:span text:style-name="Source_20_Text"><text:span text:style-name="T12">();</text:span></text:span></text:p>
            <text:p text:style-name="P5"><text:span text:style-name="Source_20_Text"><text:span text:style-name="T12">async</text:span></text:span><text:span text:style-name="Source_20_Text"><text:span text:style-name="T17">F</text:span></text:span><text:span text:style-name="Source_20_Text"><text:span text:style-name="T12">();</text:span></text:span></text:p>
          </table:table-cell>
          <table:table-cell table:style-name="Table1.C2" table:number-rows-spanned="3" office:value-type="string">
            <text:p text:style-name="P6"><text:span text:style-name="Source_20_Text"><text:span text:style-name="T18">ty</text:span></text:span><text:span text:style-name="Source_20_Text"><text:span text:style-name="T19">pe</text:span></text:span><text:span text:style-name="Source_20_Text"><text:span text:style-name="T20">Of</text:span></text:span><text:span text:style-name="Source_20_Text"><text:span text:style-name="T19">(v</text:span></text:span><text:span text:style-name="Source_20_Text"><text:span text:style-name="T18">alue</text:span></text:span><text:span text:style-name="Source_20_Text"><text:span text:style-name="T19">);</text:span></text:span></text:p>
            <text:p text:style-name="P7"><text:span text:style-name="Source_20_Text"><text:span text:style-name="T21">is(</text:span></text:span><text:span text:style-name="Source_20_Text"><text:span text:style-name="T22">val</text:span></text:span><text:span text:style-name="Source_20_Text"><text:span text:style-name="T21">[,expectedType[,Throw=false]]</text:span></text:span><text:span text:style-name="Source_20_Text"><text:span text:style-name="T23">)</text:span></text:span><text:span text:style-name="Source_20_Text"><text:span text:style-name="T21">;</text:span></text:span></text:p>
            <text:p text:style-name="P8"><text:span text:style-name="Source_20_Text"><text:span text:style-name="T21">isTypedCollection(iter,expectedType, Throw=false);</text:span></text:span></text:p>
            <text:p text:style-name="P9"><text:span text:style-name="Source_20_Text"><text:span text:style-name="T24">isSameType(value1,value2)</text:span></text:span><text:span text:style-name="Source_20_Text"><text:span text:style-name="T25">;</text:span></text:span></text:p>
            <text:p text:style-name="P6"><text:span text:style-name="Source_20_Text"><text:span text:style-name="T12">isSameInstance(</text:span></text:span><text:span text:style-name="Source_20_Text"><text:span text:style-name="T26">v1</text:span></text:span><text:span text:style-name="Source_20_Text"><text:span text:style-name="T12">,</text:span></text:span><text:span text:style-name="Source_20_Text"><text:span text:style-name="T26">v2</text:span></text:span><text:span text:style-name="Source_20_Text"><text:span text:style-name="T12">,Contructor);</text:span></text:span></text:p>
            <text:p text:style-name="P10"><text:span text:style-name="Source_20_Text"><text:span text:style-name="T27">isDeepStrictEqual(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1,v</text:span></text:span><text:span text:style-name="Source_20_Text"><text:span text:style-name="T28">al</text:span></text:span><text:span text:style-name="Source_20_Text"><text:span text:style-name="T29">ue</text:span></text:span><text:span text:style-name="Source_20_Text"><text:span text:style-name="T27">2);</text:span></text:span></text:p>
            <text:p text:style-name="P11"><text:span text:style-name="Source_20_Text"><text:span text:style-name="T12">isCoercedObject</text:span></text:span><text:span text:style-name="Source_20_Text"><text:span text:style-name="T30">(object);</text:span></text:span></text:p>
            <text:p text:style-name="P11"><text:span text:style-name="Source_20_Text"><text:span text:style-name="T27">isEmptyValue(value);</text:span></text:span></text:p>
            <text:p text:style-name="P6"><text:span text:style-name="Source_20_Text"><text:span text:style-name="T12">isNull(v</text:span></text:span><text:span text:style-name="Source_20_Text"><text:span text:style-name="T31">a</text:span></text:span><text:span text:style-name="Source_20_Text"><text:span text:style-name="T32">lue</text:span></text:span><text:span text:style-name="Source_20_Text"><text:span text:style-name="T12">);</text:span></text:span></text:p>
            <text:p text:style-name="P12"><text:span text:style-name="Source_20_Text"><text:span text:style-name="T12">isUndefined(v</text:span></text:span><text:span text:style-name="Source_20_Text"><text:span text:style-name="T33">alu</text:span></text:span><text:span text:style-name="Source_20_Text"><text:span text:style-name="T34">e</text:span></text:span><text:span text:style-name="Source_20_Text"><text:span text:style-name="T12">);</text:span></text:span></text:p>
            <text:p text:style-name="P12"><text:span text:style-name="Source_20_Text"><text:span text:style-name="T12">isN</text:span></text:span><text:span text:style-name="Source_20_Text"><text:span text:style-name="T35">ullish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3"><text:span text:style-name="Source_20_Text"><text:span text:style-name="T38">isNonNullable(value);</text:span></text:span></text:p>
            <text:p text:style-name="P13"><text:span text:style-name="Source_20_Text"><text:span text:style-name="T38">isNonNullablePrimitive(value);</text:span></text:span></text:p>
            <text:p text:style-name="P12"><text:span text:style-name="Source_20_Text"><text:span text:style-name="T12">isNumeric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39">isChar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4"><text:span text:style-name="Source_20_Text"><text:span text:style-name="T40">isPlainObject(value);</text:span></text:span></text:p>
            <text:p text:style-name="P12"><text:span text:style-name="Source_20_Text"><text:span text:style-name="T12">isFunction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12">is</text:span></text:span><text:span text:style-name="Source_20_Text"><text:span text:style-name="T41">Callable</text:span></text:span><text:span text:style-name="Source_20_Text"><text:span text:style-name="T12">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12">isGenerator</text:span></text:span><text:span text:style-name="Source_20_Text"><text:span text:style-name="T42">Fn</text:span></text:span><text:span text:style-name="Source_20_Text"><text:span text:style-name="T12">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2">);</text:span></text:span></text:p>
            <text:p text:style-name="P12"><text:span text:style-name="Source_20_Text"><text:span text:style-name="T12">isAsync</text:span></text:span><text:span text:style-name="Source_20_Text"><text:span text:style-name="T45">Fn</text:span></text:span><text:span text:style-name="Source_20_Text"><text:span text:style-name="T12">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12">);</text:span></text:span></text:p>
            <text:p text:style-name="P12"><text:span text:style-name="Source_20_Text"><text:span text:style-name="T39">isAsyncGeneratorFn(v</text:span></text:span><text:span text:style-name="Source_20_Text"><text:span text:style-name="T43">a</text:span></text:span><text:span text:style-name="Source_20_Text"><text:span text:style-name="T44">lue</text:span></text:span><text:span text:style-name="Source_20_Text"><text:span text:style-name="T39">);</text:span></text:span></text:p>
            <text:p text:style-name="P12"><text:span text:style-name="Source_20_Text"><text:span text:style-name="T39">isProxy(value);</text:span></text:span></text:p>
            <text:p text:style-name="P12"><text:span text:style-name="Source_20_Text"><text:span text:style-name="T12">isElemen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</text:span></text:span></text:p>
            <text:p text:style-name="P12"><text:span text:style-name="Source_20_Text"><text:span text:style-name="T39">isRegexp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39">);</text:span></text:span></text:p>
            <text:p text:style-name="P12"><text:span text:style-name="Source_20_Text"><text:span text:style-name="T12">isArraylike(value);</text:span></text:span></text:p>
            <text:p text:style-name="P15"><text:span text:style-name="Source_20_Text"><text:span text:style-name="T12">isTypedArray(value);</text:span></text:span></text:p>
            <text:p text:style-name="P15"><text:span text:style-name="Source_20_Text"><text:span text:style-name="T12">isIterator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2"><text:span text:style-name="Source_20_Text"><text:span text:style-name="T12">isIterable(v</text:span></text:span><text:span text:style-name="Source_20_Text"><text:span text:style-name="T46">a</text:span></text:span><text:span text:style-name="Source_20_Text"><text:span text:style-name="T47">lue</text:span></text:span><text:span text:style-name="Source_20_Text"><text:span text:style-name="T12">);</text:span></text:span></text:p>
            <text:p text:style-name="P12"><text:span text:style-name="Source_20_Text"><text:span text:style-name="T12">isAsyncIterable(</text:span></text:span><text:span text:style-name="Source_20_Text"><text:span text:style-name="T22">value</text:span></text:span><text:span text:style-name="Source_20_Text"><text:span text:style-name="T12">);</text:span></text:span></text:p>
            <text:p text:style-name="P16"><text:span text:style-name="Source_20_Text"><text:span text:style-name="T48">isPropertyKey(v</text:span></text:span><text:span text:style-name="Source_20_Text"><text:span text:style-name="T49">alu</text:span></text:span><text:span text:style-name="Source_20_Text"><text:span text:style-name="T50">e</text:span></text:span><text:span text:style-name="Source_20_Text"><text:span text:style-name="T48">);</text:span></text:span></text:p>
            <text:p text:style-name="P16"><text:span text:style-name="Source_20_Text"><text:span text:style-name="T48">toPropertyKey(v</text:span></text:span><text:span text:style-name="Source_20_Text"><text:span text:style-name="T50">alue</text:span></text:span><text:span text:style-name="Source_20_Text"><text:span text:style-name="T48">);</text:span></text:span></text:p>
            <text:p text:style-name="P16"><text:span text:style-name="Source_20_Text"><text:span text:style-name="T48">isPrimitive(v</text:span></text:span><text:span text:style-name="Source_20_Text"><text:span text:style-name="T51">a</text:span></text:span><text:span text:style-name="Source_20_Text"><text:span text:style-name="T52">lue</text:span></text:span><text:span text:style-name="Source_20_Text"><text:span text:style-name="T48">);</text:span></text:span></text:p>
            <text:p text:style-name="P16"><text:span text:style-name="Source_20_Text"><text:span text:style-name="T40">toPrimitive</text:span></text:span><text:span text:style-name="Source_20_Text"><text:span text:style-name="T53">Value</text:span></text:span><text:span text:style-name="Source_20_Text"><text:span text:style-name="T40">(valu</text:span></text:span><text:span text:style-name="Source_20_Text"><text:span text:style-name="T50">e</text:span></text:span><text:span text:style-name="Source_20_Text"><text:span text:style-name="T40">);</text:span></text:span></text:p>
            <text:p text:style-name="P16"><text:span text:style-name="Source_20_Text"><text:span text:style-name="T12">isObjec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2">); </text:span></text:span><text:span text:style-name="Source_20_Text"><text:span text:style-name="T54">and</text:span></text:span><text:span text:style-name="Source_20_Text"><text:span text:style-name="T55"> </text:span></text:span><text:span text:style-name="Source_20_Text"><text:span text:style-name="T40">toObject(v</text:span></text:span><text:span text:style-name="Source_20_Text"><text:span text:style-name="T56">alu</text:span></text:span><text:span text:style-name="Source_20_Text"><text:span text:style-name="T57">e</text:span></text:span><text:span text:style-name="Source_20_Text"><text:span text:style-name="T40">);</text:span></text:span></text:p>
            <text:p text:style-name="P17"><text:span text:style-name="Source_20_Text"><text:span text:style-name="T58">isIndex(v</text:span></text:span><text:span text:style-name="Source_20_Text"><text:span text:style-name="T59">alu</text:span></text:span><text:span text:style-name="Source_20_Text"><text:span text:style-name="T60">e</text:span></text:span><text:span text:style-name="Source_20_Text"><text:span text:style-name="T58">); <text:s/></text:span></text:span><text:span text:style-name="Source_20_Text"><text:span text:style-name="T61">and</text:span></text:span><text:span text:style-name="Source_20_Text"><text:span text:style-name="T62"> </text:span></text:span><text:span text:style-name="Source_20_Text"><text:span text:style-name="T63">to</text:span></text:span><text:span text:style-name="Source_20_Text"><text:span text:style-name="T58">Index(va</text:span></text:span><text:span text:style-name="Source_20_Text"><text:span text:style-name="T64">lue</text:span></text:span><text:span text:style-name="Source_20_Text"><text:span text:style-name="T58">);</text:span></text:span></text:p>
            <text:p text:style-name="P18"><text:span text:style-name="Source_20_Text"><text:span text:style-name="T49">isLength</text:span></text:span><text:span text:style-name="Source_20_Text"><text:span text:style-name="T65">(v</text:span></text:span><text:span text:style-name="Source_20_Text"><text:span text:style-name="T49">al</text:span></text:span><text:span text:style-name="Source_20_Text"><text:span text:style-name="T66">ue</text:span></text:span><text:span text:style-name="Source_20_Text"><text:span text:style-name="T65">); </text:span></text:span><text:span text:style-name="Source_20_Text"><text:span text:style-name="T67">and</text:span></text:span><text:span text:style-name="Source_20_Text"><text:span text:style-name="T68"> </text:span></text:span><text:span text:style-name="Source_20_Text"><text:span text:style-name="T48">toLength(value);</text:span></text:span></text:p>
            <text:p text:style-name="P19"><text:span text:style-name="Source_20_Text"><text:span text:style-name="T40">toSafeString</text:span></text:span><text:span text:style-name="Source_20_Text"><text:span text:style-name="T69">(value);</text:span></text:span></text:p>
          </table:table-cell>
          <table:table-cell table:style-name="Table1.D2" table:number-rows-spanned="3" office:value-type="string">
            <text:p text:style-name="P20"><text:span text:style-name="Source_20_Text"><text:span text:style-name="T12">qsa(selector[,context]).forEach(c</text:span></text:span><text:span text:style-name="Source_20_Text"><text:span text:style-name="T70">a</text:span></text:span><text:span text:style-name="Source_20_Text"><text:span text:style-name="T71">llback</text:span></text:span><text:span text:style-name="Source_20_Text"><text:span text:style-name="T12">);</text:span></text:span></text:p>
            <text:p text:style-name="P20"><text:span text:style-name="Source_20_Text"><text:span text:style-name="T12">qs(selector[,context]);</text:span></text:span></text:p>
            <text:p text:style-name="P20"><text:span text:style-name="Source_20_Text"><text:span text:style-name="T12">domReady(c</text:span></text:span><text:span text:style-name="Source_20_Text"><text:span text:style-name="T70">allback</text:span></text:span><text:span text:style-name="Source_20_Text"><text:span text:style-name="T12">);</text:span></text:span></text:p>
            <text:p text:style-name="P20"><text:span text:style-name="Source_20_Text"><text:span text:style-name="T72">domClear(e</text:span></text:span><text:span text:style-name="Source_20_Text"><text:span text:style-name="T73">lement</text:span></text:span><text:span text:style-name="Source_20_Text"><text:span text:style-name="T72">);</text:span></text:span></text:p>
            <text:p text:style-name="P20"><text:span text:style-name="Source_20_Text"><text:span text:style-name="T12">domCreate(type[,properties[,innerHTML]]);</text:span></text:span></text:p>
            <text:p text:style-name="P20"><text:span text:style-name="Source_20_Text"><text:span text:style-name="T12">domCreate(</text:span></text:span><text:bookmark text:name="result_box Copy 1"/><text:span text:style-name="Source_20_Text"><text:span text:style-name="T12">element descriptive object);</text:span></text:span></text:p>
            <text:p text:style-name="P20"><text:span text:style-name="Source_20_Text"><text:span text:style-name="T12">domToElement(</text:span></text:span><text:bookmark text:name="result_box1 Copy 1"/><text:span text:style-name="Source_20_Text"><text:span text:style-name="T12">htmlString);</text:span></text:span></text:p>
            <text:p text:style-name="P20"><text:span text:style-name="Source_20_Text"><text:span text:style-name="T12">domGetCSS(element</text:span></text:span><text:span text:style-name="Source_20_Text"><text:span text:style-name="T74">[</text:span></text:span><text:span text:style-name="Source_20_Text"><text:span text:style-name="T12">,property</text:span></text:span><text:span text:style-name="Source_20_Text"><text:span text:style-name="T75">]</text:span></text:span><text:span text:style-name="Source_20_Text"><text:span text:style-name="T12">);</text:span></text:span></text:p>
            <text:p text:style-name="P20"><text:span text:style-name="Source_20_Text"><text:span text:style-name="T12">domSetCSS(element,property,value);</text:span></text:span></text:p>
            <text:p text:style-name="P20"><text:span text:style-name="Source_20_Text"><text:span text:style-name="T12">domSetCSS(element,properties);</text:span></text:span></text:p>
            <text:p text:style-name="P20"><text:span text:style-name="Source_20_Text"><text:span text:style-name="T12">domFadeIn(element[,duration[,display]]);</text:span></text:span></text:p>
            <text:p text:style-name="P20"><text:span text:style-name="Source_20_Text"><text:span text:style-name="T12">domFadeOut(element[,duration]); </text:span></text:span></text:p>
            <text:p text:style-name="P20"><text:span text:style-name="Source_20_Text"><text:span text:style-name="T12">domFadeToggle(elem[,duration[,display]]);</text:span></text:span></text:p>
            <text:p text:style-name="P20"><text:span text:style-name="Source_20_Text"><text:span text:style-name="T12">domShow(element[,display]);</text:span></text:span></text:p>
            <text:p text:style-name="P20"><text:span text:style-name="Source_20_Text"><text:span text:style-name="T12">domHide(e</text:span></text:span><text:span text:style-name="Source_20_Text"><text:span text:style-name="T76">le</text:span></text:span><text:span text:style-name="Source_20_Text"><text:span text:style-name="T77">ment</text:span></text:span><text:span text:style-name="Source_20_Text"><text:span text:style-name="T12">);</text:span></text:span></text:p>
            <text:p text:style-name="P20"><text:span text:style-name="Source_20_Text"><text:span text:style-name="T12">domToggle(element[,display]);</text:span></text:span></text:p>
            <text:p text:style-name="P20"><text:span text:style-name="Source_20_Text"><text:span text:style-name="T12">domIsHidden(element);</text:span></text:span></text:p>
            <text:p text:style-name="P21"><text:span text:style-name="Source_20_Text"><text:span text:style-name="T78">domScrollToTop();</text:span></text:span></text:p>
            <text:p text:style-name="P21"><text:span text:style-name="Source_20_Text"><text:span text:style-name="T79">domScrollToBottom();</text:span></text:span></text:p>
            <text:p text:style-name="P20"><text:span text:style-name="Source_20_Text"><text:span text:style-name="T12">domScrollToElement(element[,top=true]);<text:line-break/>domSiblings(element);</text:span></text:span></text:p>
            <text:p text:style-name="P20"><text:span text:style-name="Source_20_Text"><text:span text:style-name="T12">domSiblingsPrev(element);</text:span></text:span></text:p>
            <text:p text:style-name="P20"><text:span text:style-name="Source_20_Text"><text:span text:style-name="T12">domSiblings</text:span></text:span><text:span text:style-name="Source_20_Text"><text:span text:style-name="T80">Left</text:span></text:span><text:span text:style-name="Source_20_Text"><text:span text:style-name="T12">(element);</text:span></text:span></text:p>
            <text:p text:style-name="P15"><text:span text:style-name="Source_20_Text"><text:span text:style-name="T12">domSiblingsNext(element);</text:span></text:span></text:p>
            <text:p text:style-name="P15"><text:span text:style-name="Source_20_Text"><text:span text:style-name="T12">domSiblings</text:span></text:span><text:span text:style-name="Source_20_Text"><text:span text:style-name="T80">Right</text:span></text:span><text:span text:style-name="Source_20_Text"><text:span text:style-name="T12">(element);</text:span></text:span></text:p>
            <text:p text:style-name="P20"><text:span text:style-name="Source_20_Text"><text:span text:style-name="T81">domGetC</text:span></text:span><text:span text:style-name="Source_20_Text"><text:span text:style-name="T82">SS</text:span></text:span><text:span text:style-name="Source_20_Text"><text:span text:style-name="T81">Var(name);</text:span></text:span></text:p>
            <text:p text:style-name="P20"><text:span text:style-name="Source_20_Text"><text:span text:style-name="T12">domSetC</text:span></text:span><text:span text:style-name="Source_20_Text"><text:span text:style-name="T82">SS</text:span></text:span><text:span text:style-name="Source_20_Text"><text:span text:style-name="T12">Var(</text:span></text:span><text:span text:style-name="Source_20_Text"><text:span text:style-name="T81">n</text:span></text:span><text:span text:style-name="Source_20_Text"><text:span text:style-name="T12">a</text:span></text:span><text:span text:style-name="Source_20_Text"><text:span text:style-name="T81">me</text:span></text:span><text:span text:style-name="Source_20_Text"><text:span text:style-name="T12">,</text:span></text:span><text:span text:style-name="Source_20_Text"><text:span text:style-name="T81">v</text:span></text:span><text:span text:style-name="Source_20_Text"><text:span text:style-name="T12">a</text:span></text:span><text:span text:style-name="Source_20_Text"><text:span text:style-name="T81">lue</text:span></text:span><text:span text:style-name="Source_20_Text"><text:span text:style-name="T12">);</text:span></text:span></text:p>
            <text:p text:style-name="P20"><text:span text:style-name="Source_20_Text"><text:span text:style-name="T12">importScript(script1[,scriptN]);</text:span></text:span></text:p>
            <text:p text:style-name="P20"><text:span text:style-name="Source_20_Text"><text:span text:style-name="T12">importStyle(style1[,styleN]);</text:span></text:span></text:p>
            <text:p text:style-name="P22"><text:span text:style-name="Source_20_Text"><text:span text:style-name="T12">setFullscreenOn(selector</text:span></text:span><text:span text:style-name="Source_20_Text"><text:span text:style-name="T83">);</text:span></text:span></text:p>
            <text:p text:style-name="P22"><text:span text:style-name="Source_20_Text"><text:span text:style-name="T12">setFullscreenOn(element);</text:span></text:span></text:p>
            <text:p text:style-name="P20"><text:span text:style-name="Source_20_Text"><text:span text:style-name="T12">setFullscreenOff();</text:span></text:span></text:p>
            <text:p text:style-name="P23"><text:span text:style-name="Source_20_Text"><text:span text:style-name="T12">getFullscreen();<text:line-break/>form2array(form);</text:span></text:span></text:p>
            <text:p text:style-name="P23"><text:span text:style-name="Source_20_Text"><text:span text:style-name="T12">form2string(form);</text:span></text:span></text:p>
            <text:p text:style-name="P20"><text:span text:style-name="Source_20_Text"><text:span text:style-name="T12">getDoNotTrack();</text:span></text:span></text:p>
            <text:p text:style-name="P23"><text:span text:style-name="Source_20_Text"><text:span text:style-name="T12">getLocation(success[,error]);</text:span></text:span></text:p>
            <text:p text:style-name="P23"><text:span text:style-name="Source_20_Text"><text:span text:style-name="T12">createFile(filename,content[,dType]);</text:span></text:span></text:p>
          </table:table-cell>
        </table:table-row>
        <table:table-row>
          <table:table-cell table:style-name="Table1.A2" office:value-type="string">
            <text:p text:style-name="P24"><text:span text:style-name="Source_20_Text"><text:span text:style-name="T84">VERSION;</text:span></text:span></text:p>
            <text:p text:style-name="P25"><text:span text:style-name="Source_20_Text"><text:span text:style-name="T15">eq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g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g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lt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  <text:p text:style-name="P25"><text:span text:style-name="Source_20_Text"><text:span text:style-name="T15">lte</text:span></text:span><text:span text:style-name="Source_20_Text"><text:span text:style-name="T12">(</text:span></text:span><text:span text:style-name="Source_20_Text"><text:span text:style-name="T15">value1, value2</text:span></text:span><text:span text:style-name="Source_20_Text"><text:span text:style-name="T12">);</text:span></text:span></text:p>
          </table:table-cell>
          <table:table-cell table:style-name="Table1.B2" office:value-type="string">
            <text:p text:style-name="P25"><text:span text:style-name="Source_20_Text"><text:span text:style-name="T85">BASE16;</text:span></text:span></text:p>
            <text:p text:style-name="P25"><text:span text:style-name="Source_20_Text"><text:span text:style-name="T85">BASE</text:span></text:span><text:span text:style-name="Source_20_Text"><text:span text:style-name="T86">32;</text:span></text:span></text:p>
            <text:p text:style-name="P25"><text:span text:style-name="Source_20_Text"><text:span text:style-name="T86">BASE36;</text:span></text:span></text:p>
            <text:p text:style-name="P25"><text:span text:style-name="Source_20_Text"><text:span text:style-name="T86">BASE58;</text:span></text:span></text:p>
            <text:p text:style-name="P25"><text:span text:style-name="Source_20_Text"><text:span text:style-name="T86">BASE62;</text:span></text:span></text:p>
            <text:p text:style-name="P25"><text:span text:style-name="Source_20_Text"><text:span text:style-name="T86">WORDSAFEALPHABET;</text:span></text:span></text:p>
          </table:table-cell>
          <table:covered-table-cell table:style-name="Table1.C2"/>
          <table:covered-table-cell table:style-name="Table1.D2"/>
        </table:table-row>
        <table:table-row>
          <table:table-cell table:style-name="Table1.A4" table:number-columns-spanned="2" office:value-type="string">
            <text:p text:style-name="P26"><text:span text:style-name="Source_20_Text"><text:span text:style-name="T12">extend([deep,]target,source1[,s</text:span></text:span><text:span text:style-name="Source_20_Text"><text:span text:style-name="T87">ou</text:span></text:span><text:span text:style-name="Source_20_Text"><text:span text:style-name="T12">rc</text:span></text:span><text:span text:style-name="Source_20_Text"><text:span text:style-name="T87">e</text:span></text:span><text:span text:style-name="Source_20_Text"><text:span text:style-name="T12">N]);</text:span></text:span></text:p>
            <text:p text:style-name="P26"><text:span text:style-name="Source_20_Text"><text:span text:style-name="T12">deleteOwnProperty(</text:span></text:span><text:span text:style-name="Source_20_Text"><text:span text:style-name="T88">obj</text:span></text:span><text:span text:style-name="Source_20_Text"><text:span text:style-name="T12">,</text:span></text:span><text:span text:style-name="Source_20_Text"><text:span text:style-name="T88">prop</text:span></text:span><text:span text:style-name="Source_20_Text"><text:span text:style-name="T12">[,Throw=false]);</text:span></text:span></text:p>
            <text:p text:style-name="P26"><text:span text:style-name="Source_20_Text"><text:span text:style-name="T12">sizeIn(o</text:span></text:span><text:span text:style-name="Source_20_Text"><text:span text:style-name="T89">bje</text:span></text:span><text:span text:style-name="Source_20_Text"><text:span text:style-name="T90">ct</text:span></text:span><text:span text:style-name="Source_20_Text"><text:span text:style-name="T12">);</text:span></text:span></text:p>
            <text:p text:style-name="P26"><text:span text:style-name="Source_20_Text"><text:span text:style-name="T12">pick(object,keys);</text:span></text:span></text:p>
            <text:p text:style-name="P26"><text:span text:style-name="Source_20_Text"><text:span text:style-name="T91">omit</text:span></text:span><text:span text:style-name="Source_20_Text"><text:span text:style-name="T12">(object,keys);</text:span></text:span></text:p>
            <text:p text:style-name="P26"><text:span text:style-name="Source_20_Text"><text:span text:style-name="T92">assoc(object,key,value);</text:span></text:span></text:p>
            <text:p text:style-name="P26"><text:span text:style-name="Source_20_Text"><text:span text:style-name="T12">delay(mi</text:span></text:span><text:span text:style-name="Source_20_Text"><text:span text:style-name="T93">lis</text:span></text:span><text:span text:style-name="Source_20_Text"><text:span text:style-name="T12">e</text:span></text:span><text:span text:style-name="Source_20_Text"><text:span text:style-name="T93">c</text:span></text:span><text:span text:style-name="Source_20_Text"><text:span text:style-name="T12">).then(callback);</text:span></text:span></text:p>
            <text:p text:style-name="P26"><text:span text:style-name="Source_20_Text"><text:span text:style-name="T12">bind(</text:span></text:span><text:span text:style-name="Source_20_Text"><text:span text:style-name="T94">function</text:span></text:span><text:span text:style-name="Source_20_Text"><text:span text:style-name="T12">,context);</text:span></text:span></text:p>
            <text:p text:style-name="P26"><text:span text:style-name="Source_20_Text"><text:span text:style-name="T95">unBind</text:span></text:span><text:span text:style-name="Source_20_Text"><text:span text:style-name="T96">(</text:span></text:span><text:span text:style-name="Source_20_Text"><text:span text:style-name="T97">f</text:span></text:span><text:span text:style-name="Source_20_Text"><text:span text:style-name="T98">unction</text:span></text:span><text:span text:style-name="Source_20_Text"><text:span text:style-name="T96">);</text:span></text:span></text:p>
            <text:p text:style-name="P26"><text:span text:style-name="Source_20_Text"><text:span text:style-name="T96">curry(function);</text:span></text:span></text:p>
            <text:p text:style-name="P26"><text:span text:style-name="Source_20_Text"><text:span text:style-name="T96">compose(function1[,functionN]);</text:span></text:span></text:p>
            <text:p text:style-name="P26"><text:span text:style-name="Source_20_Text"><text:span text:style-name="T96">pipe(function1[,functionN]);</text:span></text:span></text:p>
            <text:p text:style-name="P26"><text:span text:style-name="Source_20_Text"><text:span text:style-name="T99">once(function);</text:span></text:span></text:p>
            <text:p text:style-name="P26"><text:span text:style-name="Source_20_Text"><text:span text:style-name="T92">tap(function): function(</text:span></text:span><text:span text:style-name="Source_20_Text"><text:span text:style-name="T100">value</text:span></text:span><text:span text:style-name="Source_20_Text"><text:span text:style-name="T92">);</text:span></text:span></text:p>
            <text:p text:style-name="P27"><text:span text:style-name="Source_20_Text"><text:span text:style-name="T12">randomBoolean</text:span></text:span><text:span text:style-name="Source_20_Text"><text:span text:style-name="T14">();</text:span></text:span></text:p>
            <text:p text:style-name="P27"><text:span text:style-name="Source_20_Text"><text:span text:style-name="T101">r</text:span></text:span><text:span text:style-name="Source_20_Text"><text:span text:style-name="T14">andomUUIDv7</text:span></text:span><text:span text:style-name="Source_20_Text"><text:span text:style-name="T102">(</text:span></text:span><text:span text:style-name="Source_20_Text"><text:span text:style-name="T103">v4=false</text:span></text:span><text:span text:style-name="Source_20_Text"><text:span text:style-name="T102">);</text:span></text:span></text:p>
            <text:p text:style-name="P27"><text:span text:style-name="Source_20_Text"><text:span text:style-name="T104">timestampID([size=21[,alphabet=</text:span></text:span><text:span text:style-name="Source_20_Text"><text:span text:style-name="T105">"123456789ABCDEFGHJKLMNPQRSTUVWXYZabcdefghijkmnopqrstuvwxyz"</text:span></text:span><text:span text:style-name="Source_20_Text"><text:span text:style-name="T104">]]);</text:span></text:span></text:p>
            <text:p text:style-name="P27"><text:span text:style-name="Source_20_Text"><text:span text:style-name="T85">nanoid([size=21[,alphabet="A-Za-z0-9_-"]]);</text:span></text:span></text:p>
            <text:p text:style-name="P28"><text:span text:style-name="Source_20_Text"><text:span text:style-name="T12">createPolyfillMethod(o</text:span></text:span><text:span text:style-name="Source_20_Text"><text:span text:style-name="T106">b</text:span></text:span><text:span text:style-name="Source_20_Text"><text:span text:style-name="T107">ject</text:span></text:span><text:span text:style-name="Source_20_Text"><text:span text:style-name="T12">,</text:span></text:span><text:span text:style-name="Source_20_Text"><text:span text:style-name="T108">prop</text:span></text:span><text:span text:style-name="Source_20_Text"><text:span text:style-name="T12">,v</text:span></text:span><text:span text:style-name="Source_20_Text"><text:span text:style-name="T109">alu</text:span></text:span><text:span text:style-name="Source_20_Text"><text:span text:style-name="T110">e</text:span></text:span><text:span text:style-name="Source_20_Text"><text:span text:style-name="T12">);</text:span></text:span></text:p>
            <text:p text:style-name="P28"><text:span text:style-name="Source_20_Text"><text:span text:style-name="T12">createPolyfillProperty(o</text:span></text:span><text:span text:style-name="Source_20_Text"><text:span text:style-name="T106">b</text:span></text:span><text:span text:style-name="Source_20_Text"><text:span text:style-name="T107">ject</text:span></text:span><text:span text:style-name="Source_20_Text"><text:span text:style-name="T12">,</text:span></text:span><text:span text:style-name="Source_20_Text"><text:span text:style-name="T108">prop</text:span></text:span><text:span text:style-name="Source_20_Text"><text:span text:style-name="T12">,v</text:span></text:span><text:span text:style-name="Source_20_Text"><text:span text:style-name="T111">alu</text:span></text:span><text:span text:style-name="Source_20_Text"><text:span text:style-name="T112">e</text:span></text:span><text:span text:style-name="Source_20_Text"><text:span text:style-name="T12">);</text:span></text:span></text:p>
            <text:p text:style-name="P28"><text:span text:style-name="Source_20_Text"><text:span text:style-name="T12">getUrlVars([str=location.search]);</text:span></text:span></text:p>
            <text:p text:style-name="P28"><text:span text:style-name="Source_20_Text"><text:span text:style-name="T12">obj2string(object);</text:span></text:span></text:p>
            <text:p text:style-name="P29"><text:span text:style-name="Source_20_Text"><text:span text:style-name="T113">a</text:span></text:span><text:span text:style-name="Source_20_Text"><text:span text:style-name="T12">ssert</text:span></text:span><text:span text:style-name="Source_20_Text"><text:span text:style-name="T113">(condition[,message</text:span></text:span><text:span text:style-name="Source_20_Text"><text:span text:style-name="T114">|error</text:span></text:span><text:span text:style-name="Source_20_Text"><text:span text:style-name="T113">]);</text:span></text:span></text:p>
          </table:table-cell>
          <table:covered-table-cell/>
          <table:covered-table-cell table:style-name="Table1.C2"/>
          <table:covered-table-cell table:style-name="Table1.D2"/>
        </table:table-row>
      </table:table>
      <text:p text:style-name="P30"><text:soft-pag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1">String API</text:p>
          </table:table-cell>
          <table:table-cell table:style-name="Table5.B1" table:number-columns-spanned="2" office:value-type="string">
            <text:p text:style-name="P32"><text:span text:style-name="Source_20_Text"><text:span text:style-name="T115">Math API</text:span>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33"><text:span text:style-name="Source_20_Text"><text:span text:style-name="T12"/></text:span></text:p>
            <text:p text:style-name="P34"><text:span text:style-name="Source_20_Text"><text:span text:style-name="T12">b64Decode(s</text:span></text:span><text:span text:style-name="Source_20_Text"><text:span text:style-name="T76">tri</text:span></text:span><text:span text:style-name="Source_20_Text"><text:span text:style-name="T34">ng</text:span></text:span><text:span text:style-name="Source_20_Text"><text:span text:style-name="T12">);</text:span></text:span></text:p>
            <text:p text:style-name="P35"><text:span text:style-name="Source_20_Text"><text:span text:style-name="T12">b64Encode(string);</text:span></text:span></text:p>
            <text:p text:style-name="P36"><text:span text:style-name="Source_20_Text"><text:span text:style-name="T12"/></text:span></text:p>
            <text:p text:style-name="P36"><text:span text:style-name="Source_20_Text"><text:span text:style-name="T12">strCodePoints(s</text:span></text:span><text:span text:style-name="Source_20_Text"><text:span text:style-name="T116">t</text:span></text:span><text:span text:style-name="Source_20_Text"><text:span text:style-name="T113">ring</text:span></text:span><text:span text:style-name="Source_20_Text"><text:span text:style-name="T12">);</text:span></text:span></text:p>
            <text:p text:style-name="P36"><text:span text:style-name="Source_20_Text"><text:span text:style-name="T12">strFromCodePoints(i</text:span></text:span><text:span text:style-name="Source_20_Text"><text:span text:style-name="T117">terator</text:span></text:span><text:span text:style-name="Source_20_Text"><text:span text:style-name="T12">);</text:span></text:span></text:p>
            <text:p text:style-name="P36"><text:span text:style-name="Source_20_Text"><text:span text:style-name="T12"/></text:span></text:p>
            <text:p text:style-name="P34"><text:span text:style-name="Source_20_Text"><text:span text:style-name="T12">strAt(s</text:span></text:span><text:span text:style-name="Source_20_Text"><text:span text:style-name="T118">tri</text:span></text:span><text:span text:style-name="Source_20_Text"><text:span text:style-name="T119">ng</text:span></text:span><text:span text:style-name="Source_20_Text"><text:span text:style-name="T12">,index[,newChar]);</text:span></text:span></text:p>
            <text:p text:style-name="P34"><text:span text:style-name="Source_20_Text"><text:span text:style-name="T12"/></text:span></text:p>
            <text:p text:style-name="P36"><text:span text:style-name="Source_20_Text"><text:span text:style-name="T12">strSplice(</text:span></text:span><text:span text:style-name="Source_20_Text"><text:span text:style-name="T118">str</text:span></text:span><text:span text:style-name="Source_20_Text"><text:span text:style-name="T28">ing</text:span></text:span><text:span text:style-name="Source_20_Text"><text:span text:style-name="T12">,index,count[,add</text:span></text:span><text:span text:style-name="Source_20_Text"><text:span text:style-name="T120">]);</text:span></text:span></text:p>
            <text:p text:style-name="P36"><text:span text:style-name="Source_20_Text"><text:span text:style-name="T121"/></text:span></text:p>
            <text:p text:style-name="P36"><text:span text:style-name="Source_20_Text"><text:span text:style-name="T121">strTruncate(st</text:span></text:span><text:span text:style-name="Source_20_Text"><text:span text:style-name="T113">ring</text:span></text:span><text:span text:style-name="Source_20_Text"><text:span text:style-name="T121">);</text:span></text:span></text:p>
            <text:p text:style-name="P36"><text:span text:style-name="Source_20_Text"><text:span text:style-name="T12"/></text:span></text:p>
            <text:p text:style-name="P36"><text:span text:style-name="Source_20_Text"><text:span text:style-name="T12">strReverse(s</text:span></text:span><text:span text:style-name="Source_20_Text"><text:span text:style-name="T46">t</text:span></text:span><text:span text:style-name="Source_20_Text"><text:span text:style-name="T122">ring</text:span></text:span><text:span text:style-name="Source_20_Text"><text:span text:style-name="T12">);</text:span></text:span></text:p>
            <text:p text:style-name="P36"><text:span text:style-name="Source_20_Text"><text:span text:style-name="T121"/></text:span></text:p>
            <text:p text:style-name="P34"><text:span text:style-name="Source_20_Text"><text:span text:style-name="T12">strUpFirst(s</text:span></text:span><text:span text:style-name="Source_20_Text"><text:span text:style-name="T123">tri</text:span></text:span><text:span text:style-name="Source_20_Text"><text:span text:style-name="T122">ng</text:span></text:span><text:span text:style-name="Source_20_Text"><text:span text:style-name="T12">);</text:span></text:span></text:p>
            <text:p text:style-name="P36"><text:span text:style-name="Source_20_Text"><text:span text:style-name="T12">strDownFirst(s</text:span></text:span><text:span text:style-name="Source_20_Text"><text:span text:style-name="T124">tri</text:span></text:span><text:span text:style-name="Source_20_Text"><text:span text:style-name="T94">ng</text:span></text:span><text:span text:style-name="Source_20_Text"><text:span text:style-name="T12">);</text:span></text:span></text:p>
            <text:p text:style-name="P36"><text:span text:style-name="Source_20_Text"><text:span text:style-name="T12"/></text:span></text:p>
            <text:p text:style-name="P36"><text:span text:style-name="Source_20_Text"><text:span text:style-name="T12">strCapitalize(s</text:span></text:span><text:span text:style-name="Source_20_Text"><text:span text:style-name="T123">tri</text:span></text:span><text:span text:style-name="Source_20_Text"><text:span text:style-name="T122">ng</text:span></text:span><text:span text:style-name="Source_20_Text"><text:span text:style-name="T12">);</text:span></text:span></text:p>
            <text:p text:style-name="P36"><text:span text:style-name="Source_20_Text"><text:span text:style-name="T12">strProper</text:span></text:span><text:span text:style-name="Source_20_Text"><text:span text:style-name="T125">c</text:span></text:span><text:span text:style-name="Source_20_Text"><text:span text:style-name="T12">ase(s</text:span></text:span><text:span text:style-name="Source_20_Text"><text:span text:style-name="T123">tri</text:span></text:span><text:span text:style-name="Source_20_Text"><text:span text:style-name="T122">ng</text:span></text:span><text:span text:style-name="Source_20_Text"><text:span text:style-name="T12">); </text:span></text:span></text:p>
            <text:p text:style-name="P36"><text:span text:style-name="Source_20_Text"><text:span text:style-name="T126">s</text:span></text:span><text:span text:style-name="Source_20_Text"><text:span text:style-name="T12">tr</text:span></text:span><text:span text:style-name="Source_20_Text"><text:span text:style-name="T127">T</text:span></text:span><text:span text:style-name="Source_20_Text"><text:span text:style-name="T128">itle</text:span></text:span><text:span text:style-name="Source_20_Text"><text:span text:style-name="T125">c</text:span></text:span><text:span text:style-name="Source_20_Text"><text:span text:style-name="T12">ase(s</text:span></text:span><text:span text:style-name="Source_20_Text"><text:span text:style-name="T123">tri</text:span></text:span><text:span text:style-name="Source_20_Text"><text:span text:style-name="T122">ng</text:span></text:span><text:span text:style-name="Source_20_Text"><text:span text:style-name="T12">);</text:span></text:span></text:p>
            <text:p text:style-name="P34"><text:span text:style-name="Source_20_Text"><text:span text:style-name="T12"/></text:span></text:p>
            <text:p text:style-name="P36"><text:span text:style-name="Source_20_Text"><text:span text:style-name="T12">strHTMLEscape(s</text:span></text:span><text:span text:style-name="Source_20_Text"><text:span text:style-name="T123">tri</text:span></text:span><text:span text:style-name="Source_20_Text"><text:span text:style-name="T122">ng</text:span></text:span><text:span text:style-name="Source_20_Text"><text:span text:style-name="T12">);</text:span></text:span></text:p>
            <text:p text:style-name="P36"><text:span text:style-name="Source_20_Text"><text:span text:style-name="T12">str</text:span></text:span><text:span text:style-name="Source_20_Text"><text:span text:style-name="T129">HTML</text:span></text:span><text:span text:style-name="Source_20_Text"><text:span text:style-name="T12">RemoveTags(string);</text:span></text:span></text:p>
            <text:p text:style-name="P36"><text:span text:style-name="Source_20_Text"><text:span text:style-name="T12">strHTML</text:span></text:span><text:span text:style-name="Source_20_Text"><text:span text:style-name="T130">Un</text:span></text:span><text:span text:style-name="Source_20_Text"><text:span text:style-name="T12">Escape(s</text:span></text:span><text:span text:style-name="Source_20_Text"><text:span text:style-name="T123">tri</text:span></text:span><text:span text:style-name="Source_20_Text"><text:span text:style-name="T122">ng</text:span></text:span><text:span text:style-name="Source_20_Text"><text:span text:style-name="T12">);</text:span></text:span></text:p>
            <text:p text:style-name="P36"><text:span text:style-name="Source_20_Text"><text:span text:style-name="T12"/></text:span></text:p>
          </table:table-cell>
          <table:table-cell table:style-name="Table5.B2" office:value-type="string">
            <text:p text:style-name="P37"><text:span text:style-name="Source_20_Text"><text:span text:style-name="T113"/></text:span></text:p>
            <text:p text:style-name="P38">sum(value1[,valueN]);</text:p>
            <text:p text:style-name="P38">avg(value1[,valueN]);</text:p>
            <text:p text:style-name="P38">product(value1[,valueN]);</text:p>
            <text:p text:style-name="P38"/>
            <text:p text:style-name="P38">clamp(value,min,max);</text:p>
            <text:p text:style-name="P38"><text:span text:style-name="T131">minmax</text:span>(value,min,max);</text:p>
            <text:p text:style-name="P36"><text:span text:style-name="Source_20_Text"><text:span text:style-name="T12"/></text:span></text:p>
            <text:p text:style-name="P36"><text:span text:style-name="Source_20_Text"><text:span text:style-name="T12">inRange(value,min,max);</text:span></text:span></text:p>
            <text:p text:style-name="P36"><text:span text:style-name="Source_20_Text"><text:span text:style-name="T132"/></text:span></text:p>
            <text:p text:style-name="P36"><text:span text:style-name="Source_20_Text"><text:span text:style-name="T132">signbit(value);</text:span></text:span></text:p>
            <text:p text:style-name="P36"><text:span text:style-name="Source_20_Text"><text:span text:style-name="T12"/></text:span></text:p>
            <text:p text:style-name="P36"><text:span text:style-name="Source_20_Text"><text:span text:style-name="T12">randomInt([max]);</text:span></text:span></text:p>
            <text:p text:style-name="P36"><text:span text:style-name="Source_20_Text"><text:span text:style-name="T12">randomInt(min,max);</text:span></text:span></text:p>
            <text:p text:style-name="P36"><text:span text:style-name="Source_20_Text"><text:span text:style-name="T12"/></text:span></text:p>
            <text:p text:style-name="P36"><text:span text:style-name="Source_20_Text"><text:span text:style-name="T12">randomFloat([max]);</text:span></text:span></text:p>
            <text:p text:style-name="P36"><text:span text:style-name="Source_20_Text"><text:span text:style-name="T133">randomFloat(min,max);</text:span></text:span></text:p>
            <text:p text:style-name="P36"><text:span text:style-name="Source_20_Text"><text:span text:style-name="T133"/></text:span></text:p>
            <text:p text:style-name="P39">add(value1,value2);</text:p>
            <text:p text:style-name="P40"><text:span text:style-name="Source_20_Text"><text:span text:style-name="T134">sub</text:span></text:span><text:span text:style-name="Source_20_Text"><text:span text:style-name="T135">(value1,value2);</text:span></text:span></text:p>
            <text:p text:style-name="P40"><text:span text:style-name="Source_20_Text"><text:span text:style-name="T134">mul</text:span></text:span><text:span text:style-name="Source_20_Text"><text:span text:style-name="T135">(value1,value2);</text:span></text:span></text:p>
            <text:p text:style-name="P40"><text:span text:style-name="Source_20_Text"><text:span text:style-name="T134">div</text:span></text:span><text:span text:style-name="Source_20_Text"><text:span text:style-name="T135">(value1,value2);</text:span></text:span></text:p>
            <text:p text:style-name="P40"><text:span text:style-name="Source_20_Text"><text:span text:style-name="T135"/></text:span></text:p>
            <text:p text:style-name="P40"><text:span text:style-name="Source_20_Text"><text:span text:style-name="T135">divMo</text:span></text:span><text:span text:style-name="Source_20_Text"><text:span text:style-name="T134">d</text:span></text:span><text:span text:style-name="Source_20_Text"><text:span text:style-name="T135">(value1,value2);</text:span></text:span></text:p>
            <text:p text:style-name="P40"><text:span text:style-name="Source_20_Text"><text:span text:style-name="T134">mod</text:span></text:span><text:span text:style-name="Source_20_Text"><text:span text:style-name="T135">(value1,value2);</text:span></text:span></text:p>
            <text:p text:style-name="P40"><text:span text:style-name="Source_20_Text"><text:span text:style-name="T133"/></text:span></text:p>
          </table:table-cell>
          <table:table-cell table:style-name="Table5.C2" office:value-type="string">
            <text:p text:style-name="P41"/>
            <text:p text:style-name="P41">isEven(value);</text:p>
            <text:p text:style-name="P41">isOdd(valu<text:span text:style-name="T136">e</text:span>);</text:p>
            <text:p text:style-name="P42">isInt8(value);</text:p>
            <text:p text:style-name="P42">isInt16(value);</text:p>
            <text:p text:style-name="P42">isUInt32(value);</text:p>
            <text:p text:style-name="P42">isUInt8(value);</text:p>
            <text:p text:style-name="P42">isUInt16(value);</text:p>
            <text:p text:style-name="P42">isInt32(value);</text:p>
            <text:p text:style-name="P42">isBigInt64(value);</text:p>
            <text:p text:style-name="P43"><text:span text:style-name="T137">i</text:span><text:span text:style-name="T138">s</text:span>BigUInt64(value);</text:p>
            <text:p text:style-name="P43"><text:span text:style-name="T138">is</text:span>Float<text:span text:style-name="T139">16</text:span>(value);</text:p>
            <text:p text:style-name="P44"><text:span text:style-name="Source_20_Text"><text:span text:style-name="T132">isFloat(v</text:span></text:span><text:span text:style-name="Source_20_Text"><text:span text:style-name="T36">a</text:span></text:span><text:span text:style-name="Source_20_Text"><text:span text:style-name="T37">lue</text:span></text:span><text:span text:style-name="Source_20_Text"><text:span text:style-name="T132">);</text:span></text:span></text:p>
            <text:p text:style-name="P44"><text:span text:style-name="Source_20_Text"><text:span text:style-name="T132"/></text:span></text:p>
            <text:p text:style-name="P44"><text:span text:style-name="Source_20_Text"><text:span text:style-name="T109">toInteger(valu</text:span></text:span><text:span text:style-name="Source_20_Text"><text:span text:style-name="T110">e</text:span></text:span><text:span text:style-name="Source_20_Text"><text:span text:style-name="T109">);</text:span></text:span></text:p>
            <text:p text:style-name="P45"><text:span text:style-name="Source_20_Text"><text:span text:style-name="T140">toIntegerOrInfinity(value);</text:span></text:span></text:p>
            <text:p text:style-name="P41"><text:span text:style-name="T141">t</text:span><text:span text:style-name="T142">oInt8(value);</text:span></text:p>
            <text:p text:style-name="P43">toInt16(value);</text:p>
            <text:p text:style-name="P43">toInt32(value);</text:p>
            <text:p text:style-name="P43">toUInt8(value);</text:p>
            <text:p text:style-name="P43">toUInt<text:span text:style-name="T143">1</text:span>6(value);</text:p>
            <text:p text:style-name="P43">toUInt32(value;</text:p>
            <text:p text:style-name="P43">toBigInt64(value);</text:p>
            <text:p text:style-name="P43">toBigUInt64(value);</text:p>
            <text:p text:style-name="P43"><text:span text:style-name="T143">toFloat</text:span><text:span text:style-name="T138">16</text:span><text:span text:style-name="T143">(value);</text:span></text:p>
            <text:p text:style-name="P42"><text:span text:style-name="Source_20_Text"><text:span text:style-name="T115">toFloat32(value);</text:span></text:span></text:p>
            <text:p text:style-name="P42"><text:span text:style-name="Source_20_Text"><text:span text:style-name="T115"/></text:span></text:p>
          </table:table-cell>
        </table:table-row>
        <table:table-row table:style-name="Table5.3">
          <table:table-cell table:style-name="Table5.A3" table:number-columns-spanned="3" office:value-type="string">
            <text:p text:style-name="P46"><text:span text:style-name="Source_20_Text"><text:span text:style-name="T144">Cookie </text:span></text:span><text:span text:style-name="Source_20_Text"><text:span text:style-name="T145">API</text:span></text:span></text:p>
          </table:table-cell>
          <table:covered-table-cell/>
          <table:covered-table-cell/>
        </table:table-row>
        <table:table-row table:style-name="Table5.4">
          <table:table-cell table:style-name="Table5.A4" table:number-columns-spanned="3" office:value-type="string">
            <text:p text:style-name="P36"><text:span text:style-name="Source_20_Text"><text:span text:style-name="T12">getCookie([name]);</text:span></text:span></text:p>
            <text:p text:style-name="P36"><text:span text:style-name="Source_20_Text"><text:span text:style-name="T13">h</text:span></text:span><text:span text:style-name="Source_20_Text"><text:span text:style-name="T12">asCookie(name);</text:span></text:span></text:p>
            <text:p text:style-name="P36"><text:span text:style-name="Source_20_Text"><text:span text:style-name="T12">setCookie(name,value[,hours</text:span></text:span><text:span text:style-name="Source_20_Text"><text:span text:style-name="T133">=8760</text:span></text:span><text:span text:style-name="Source_20_Text"><text:span text:style-name="T12">[,path</text:span></text:span><text:span text:style-name="Source_20_Text"><text:span text:style-name="T133">="/"</text:span></text:span><text:span text:style-name="Source_20_Text"><text:span text:style-name="T12">[,domain[,secure[,SameSite</text:span></text:span><text:span text:style-name="Source_20_Text"><text:span text:style-name="T133">=</text:span></text:span><text:span text:style-name="Source_20_Text"><text:span text:style-name="T146">"Lax"</text:span></text:span><text:span text:style-name="Source_20_Text"><text:span text:style-name="T12">[,HttpOnly]]]]]]);</text:span></text:span></text:p>
            <text:p text:style-name="P36"><text:span text:style-name="Source_20_Text"><text:span text:style-name="T12">setCookie</text:span></text:span><text:span text:style-name="Source_20_Text"><text:span text:style-name="T133">(Options obje</text:span></text:span><text:span text:style-name="Source_20_Text"><text:span text:style-name="T147">ct: </text:span></text:span><text:span text:style-name="Source_20_Text"><text:span text:style-name="T148">properties are the same as the parameters</text:span></text:span><text:span text:style-name="Source_20_Text"><text:span text:style-name="T133">);</text:span></text:span></text:p>
            <text:p text:style-name="P36"><text:span text:style-name="Source_20_Text"><text:span text:style-name="T12">removeCookie(name[,path</text:span></text:span><text:span text:style-name="Source_20_Text"><text:span text:style-name="T133">="/"</text:span></text:span><text:span text:style-name="Source_20_Text"><text:span text:style-name="T12">[,domain[,secure[,SameSite</text:span></text:span><text:span text:style-name="Source_20_Text"><text:span text:style-name="T133">=</text:span></text:span><text:span text:style-name="Source_20_Text"><text:span text:style-name="T146">"Lax"</text:span></text:span><text:span text:style-name="Source_20_Text"><text:span text:style-name="T12">[,HttpOnly]]]]]);</text:span></text:span></text:p>
            <text:p text:style-name="P36"><text:span text:style-name="Source_20_Text"><text:span text:style-name="T12">removeCookie</text:span></text:span><text:span text:style-name="Source_20_Text"><text:span text:style-name="T133">(Options obje</text:span></text:span><text:span text:style-name="Source_20_Text"><text:span text:style-name="T147">ct: </text:span></text:span><text:span text:style-name="Source_20_Text"><text:span text:style-name="T148">properties are the same as the parameters</text:span></text:span><text:span text:style-name="Source_20_Text"><text:span text:style-name="T133">);</text:span></text:span></text:p>
            <text:p text:style-name="P36"><text:span text:style-name="Source_20_Text"><text:span text:style-name="T113">clearCookies([path</text:span></text:span><text:span text:style-name="Source_20_Text"><text:span text:style-name="T133">="/"</text:span></text:span><text:span text:style-name="Source_20_Text"><text:span text:style-name="T113">[,domain[,</text:span></text:span><text:span text:style-name="Source_20_Text"><text:span text:style-name="T149">sec</text:span></text:span><text:span text:style-name="Source_20_Text"><text:span text:style-name="T113">[,SameSite</text:span></text:span><text:span text:style-name="Source_20_Text"><text:span text:style-name="T133">=</text:span></text:span><text:span text:style-name="Source_20_Text"><text:span text:style-name="T146">"Lax"</text:span></text:span><text:span text:style-name="Source_20_Text"><text:span text:style-name="T113">[,HttpOnly]]]]]);</text:span></text:span></text:p>
            <text:p text:style-name="P36"><text:span text:style-name="Source_20_Text"><text:span text:style-name="T113">clearCookies</text:span></text:span><text:span text:style-name="Source_20_Text"><text:span text:style-name="T133">(Options obje</text:span></text:span><text:span text:style-name="Source_20_Text"><text:span text:style-name="T147">ct: </text:span></text:span><text:span text:style-name="Source_20_Text"><text:span text:style-name="T148">properties are the same as the parameters</text:span></text:span><text:span text:style-name="Source_20_Text"><text:span text:style-name="T133">);</text:span></text:span></text:p>
          </table:table-cell>
          <table:covered-table-cell/>
          <table:covered-table-cell/>
        </table:table-row>
      </table:table>
      <text:p text:style-name="P47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8"><text:span text:style-name="Source_20_Text"><text:span text:style-name="T150">Collections </text:span></text:span><text:span text:style-name="Source_20_Text"><text:span text:style-name="T151">API</text:span></text:span></text:p>
          </table:table-cell>
          <table:covered-table-cell/>
          <table:table-cell table:style-name="Table4.C1" office:value-type="string">
            <text:p text:style-name="P49">Polyfills</text:p>
          </table:table-cell>
        </table:table-row>
        <table:table-row>
          <table:table-cell table:style-name="Table4.A2" office:value-type="string">
            <text:p text:style-name="P50"><text:span text:style-name="Source_20_Text"><text:span text:style-name="T152">castArray</text:span></text:span><text:span text:style-name="Source_20_Text"><text:span text:style-name="T153">(value);</text:span></text:span></text:p>
            <text:p text:style-name="P50"><text:span text:style-name="Source_20_Text"><text:span text:style-name="T153">compact</text:span></text:span><text:span text:style-name="Source_20_Text"><text:span text:style-name="T154">(iterator);</text:span></text:span></text:p>
            <text:p text:style-name="P50"><text:span text:style-name="Source_20_Text"><text:span text:style-name="T152">arrayDeepClone(array);</text:span></text:span></text:p>
            <text:p text:style-name="P50"><text:span text:style-name="Source_20_Text"><text:span text:style-name="T152">arrayMerge(target,so</text:span></text:span><text:span text:style-name="Source_20_Text"><text:span text:style-name="T155">ur</text:span></text:span><text:span text:style-name="Source_20_Text"><text:span text:style-name="T156">c</text:span></text:span><text:span text:style-name="Source_20_Text"><text:span text:style-name="T152">e</text:span></text:span><text:span text:style-name="Source_20_Text"><text:span text:style-name="T155">1</text:span></text:span><text:span text:style-name="Source_20_Text"><text:span text:style-name="T152">[,</text:span></text:span><text:span text:style-name="Source_20_Text"><text:span text:style-name="T156">s</text:span></text:span><text:span text:style-name="Source_20_Text"><text:span text:style-name="T155">ou</text:span></text:span><text:span text:style-name="Source_20_Text"><text:span text:style-name="T156">r</text:span></text:span><text:span text:style-name="Source_20_Text"><text:span text:style-name="T155">ce</text:span></text:span><text:span text:style-name="Source_20_Text"><text:span text:style-name="T152">N]);</text:span></text:span></text:p>
            <text:p text:style-name="P51"><text:span text:style-name="Source_20_Text"><text:span text:style-name="T157">arrayAdd</text:span></text:span><text:span text:style-name="Source_20_Text"><text:span text:style-name="T152">(array,value);</text:span></text:span></text:p>
            <text:p text:style-name="P51"><text:span text:style-name="Source_20_Text"><text:span text:style-name="T152">arrayClear(array); </text:span></text:span></text:p>
            <text:p text:style-name="P51"><text:span text:style-name="Source_20_Text"><text:span text:style-name="T158">arrayRemove(array,value[,all </text:span></text:span><text:span text:style-name="Source_20_Text"><text:span text:style-name="T159">= false</text:span></text:span><text:span text:style-name="Source_20_Text"><text:span text:style-name="T158">]);</text:span></text:span></text:p>
            <text:p text:style-name="P52"><text:span text:style-name="Source_20_Text"><text:span text:style-name="T158">arrayRemove</text:span></text:span><text:span text:style-name="Source_20_Text"><text:span text:style-name="T160">By</text:span></text:span><text:span text:style-name="Source_20_Text"><text:span text:style-name="T158">(array,c</text:span></text:span><text:span text:style-name="Source_20_Text"><text:span text:style-name="T160">allback</text:span></text:span><text:span text:style-name="Source_20_Text"><text:span text:style-name="T158">[,all</text:span></text:span><text:span text:style-name="Source_20_Text"><text:span text:style-name="T159">=false</text:span></text:span><text:span text:style-name="Source_20_Text"><text:span text:style-name="T158">]);</text:span></text:span></text:p>
            <text:p text:style-name="P53"><text:span text:style-name="Source_20_Text"><text:span text:style-name="T161"/></text:span></text:p>
            <text:p text:style-name="P53"><text:span text:style-name="Source_20_Text"><text:span text:style-name="T161">arrayRange([start=0[,end = </text:span></text:span><text:span text:style-name="Source_20_Text"><text:span text:style-name="T162">99</text:span></text:span><text:span text:style-name="Source_20_Text"><text:span text:style-name="T161">[,step = 1]]]);</text:span></text:span></text:p>
            <text:p text:style-name="P54"><text:span text:style-name="Source_20_Text"><text:span text:style-name="T163">iterRange([start=0[,step=1[,end=Infinity]]]);</text:span></text:span></text:p>
            <text:p text:style-name="P54"><text:span text:style-name="Source_20_Text"><text:span text:style-name="T163"/></text:span></text:p>
            <text:p text:style-name="P55"><text:span text:style-name="Source_20_Text"><text:span text:style-name="T85">arrayCycle(i</text:span></text:span><text:span text:style-name="Source_20_Text"><text:span text:style-name="T164">terator</text:span></text:span><text:span text:style-name="Source_20_Text"><text:span text:style-name="T85">[,n </text:span></text:span><text:span text:style-name="Source_20_Text"><text:span text:style-name="T165">= 100</text:span></text:span><text:span text:style-name="Source_20_Text"><text:span text:style-name="T85">]);</text:span></text:span></text:p>
            <text:p text:style-name="P54"><text:span text:style-name="Source_20_Text"><text:span text:style-name="T163">iterCycle(iter</text:span></text:span><text:span text:style-name="Source_20_Text"><text:span text:style-name="T166">ator</text:span></text:span><text:span text:style-name="Source_20_Text"><text:span text:style-name="T163">[,n </text:span></text:span><text:span text:style-name="Source_20_Text"><text:span text:style-name="T167">= Infinity</text:span></text:span><text:span text:style-name="Source_20_Text"><text:span text:style-name="T163">]);</text:span></text:span></text:p>
            <text:p text:style-name="P56"><text:span text:style-name="Source_20_Text"><text:span text:style-name="T85"/></text:span></text:p>
            <text:p text:style-name="P56"><text:span text:style-name="Source_20_Text"><text:span text:style-name="T85">arrayRepeat(value[,n </text:span></text:span><text:span text:style-name="Source_20_Text"><text:span text:style-name="T168">= 100</text:span></text:span><text:span text:style-name="Source_20_Text"><text:span text:style-name="T85">]);</text:span></text:span></text:p>
            <text:p text:style-name="P54"><text:span text:style-name="Source_20_Text"><text:span text:style-name="T85">iterRepeat(value[,n </text:span></text:span><text:span text:style-name="Source_20_Text"><text:span text:style-name="T167">= Infinity</text:span></text:span><text:span text:style-name="Source_20_Text"><text:span text:style-name="T85">]);</text:span></text:span></text:p>
            <text:p text:style-name="P57"><text:span text:style-name="Source_20_Text"><text:span text:style-name="T169"/></text:span></text:p>
            <text:p text:style-name="P57"><text:span text:style-name="Source_20_Text"><text:span text:style-name="T169">unique(iterator[,resolver]);</text:span></text:span></text:p>
            <text:p text:style-name="P57"><text:span text:style-name="Source_20_Text"><text:span text:style-name="T163">slice(i</text:span></text:span><text:span text:style-name="Source_20_Text"><text:span text:style-name="T164">terator</text:span></text:span><text:span text:style-name="Source_20_Text"><text:span text:style-name="T163">[,begin=0[,end = Infinity]]);</text:span></text:span></text:p>
            <text:p text:style-name="P55"><text:span text:style-name="Source_20_Text"><text:span text:style-name="T163">withOut(i</text:span></text:span><text:span text:style-name="Source_20_Text"><text:span text:style-name="T164">terator</text:span></text:span><text:span text:style-name="Source_20_Text"><text:span text:style-name="T163">,filter</text:span></text:span><text:span text:style-name="Source_20_Text"><text:span text:style-name="T164">Iterator</text:span></text:span><text:span text:style-name="Source_20_Text"><text:span text:style-name="T163">);</text:span></text:span></text:p>
            <text:p text:style-name="P58"><text:span text:style-name="Source_20_Text"><text:span text:style-name="T85">reduce(i</text:span></text:span><text:span text:style-name="Source_20_Text"><text:span text:style-name="T164">terator</text:span></text:span><text:span text:style-name="Source_20_Text"><text:span text:style-name="T85">,callback[,initialvalue]);</text:span></text:span></text:p>
            <text:p text:style-name="P58"><text:span text:style-name="Source_20_Text"><text:span text:style-name="T170">count</text:span></text:span><text:span text:style-name="Source_20_Text"><text:span text:style-name="T85">(i</text:span></text:span><text:span text:style-name="Source_20_Text"><text:span text:style-name="T164">terator</text:span></text:span><text:span text:style-name="Source_20_Text"><text:span text:style-name="T85">,callback);</text:span></text:span></text:p>
            <text:p text:style-name="P58"><text:span text:style-name="Source_20_Text"><text:span text:style-name="T85"/></text:span></text:p>
            <text:p text:style-name="P58"><text:span text:style-name="Source_20_Text"><text:span text:style-name="T85">take(i</text:span></text:span><text:span text:style-name="Source_20_Text"><text:span text:style-name="T164">terator</text:span></text:span><text:span text:style-name="Source_20_Text"><text:span text:style-name="T85">[,n </text:span></text:span><text:span text:style-name="Source_20_Text"><text:span text:style-name="T171">= 1</text:span></text:span><text:span text:style-name="Source_20_Text"><text:span text:style-name="T85">]);</text:span></text:span></text:p>
            <text:p text:style-name="P58"><text:span text:style-name="Source_20_Text"><text:span text:style-name="T85">takeWhile(i</text:span></text:span><text:span text:style-name="Source_20_Text"><text:span text:style-name="T164">terator</text:span></text:span><text:span text:style-name="Source_20_Text"><text:span text:style-name="T85">,callback);</text:span></text:span></text:p>
            <text:p text:style-name="P58"><text:span text:style-name="Source_20_Text"><text:span text:style-name="T85">takeRight(i</text:span></text:span><text:span text:style-name="Source_20_Text"><text:span text:style-name="T164">terator</text:span></text:span><text:span text:style-name="Source_20_Text"><text:span text:style-name="T85">[,n </text:span></text:span><text:span text:style-name="Source_20_Text"><text:span text:style-name="T171">= 1</text:span></text:span><text:span text:style-name="Source_20_Text"><text:span text:style-name="T85">]);</text:span></text:span></text:p>
            <text:p text:style-name="P58"><text:span text:style-name="Source_20_Text"><text:span text:style-name="T85">takeRightWhile(i</text:span></text:span><text:span text:style-name="Source_20_Text"><text:span text:style-name="T164">terator</text:span></text:span><text:span text:style-name="Source_20_Text"><text:span text:style-name="T85">,callback);</text:span></text:span></text:p>
            <text:p text:style-name="P58"><text:span text:style-name="Source_20_Text"><text:span text:style-name="T85">drop(i</text:span></text:span><text:span text:style-name="Source_20_Text"><text:span text:style-name="T164">terator</text:span></text:span><text:span text:style-name="Source_20_Text"><text:span text:style-name="T85">[,n </text:span></text:span><text:span text:style-name="Source_20_Text"><text:span text:style-name="T171">= 1</text:span></text:span><text:span text:style-name="Source_20_Text"><text:span text:style-name="T85">]);</text:span></text:span><text:span text:style-name="Source_20_Text"><text:span text:style-name="T172"> </text:span></text:span></text:p>
            <text:p text:style-name="P58"><text:span text:style-name="Source_20_Text"><text:span text:style-name="T85">dropWhile(i</text:span></text:span><text:span text:style-name="Source_20_Text"><text:span text:style-name="T164">terator</text:span></text:span><text:span text:style-name="Source_20_Text"><text:span text:style-name="T85">,callback);</text:span></text:span></text:p>
            <text:p text:style-name="P58"><text:span text:style-name="Source_20_Text"><text:span text:style-name="T85">dropRight(i</text:span></text:span><text:span text:style-name="Source_20_Text"><text:span text:style-name="T164">terator</text:span></text:span><text:span text:style-name="Source_20_Text"><text:span text:style-name="T85">[,n </text:span></text:span><text:span text:style-name="Source_20_Text"><text:span text:style-name="T171">= 1</text:span></text:span><text:span text:style-name="Source_20_Text"><text:span text:style-name="T85">]);</text:span></text:span></text:p>
            <text:p text:style-name="P58"><text:span text:style-name="Source_20_Text"><text:span text:style-name="T85">dropRightWhile(i</text:span></text:span><text:span text:style-name="Source_20_Text"><text:span text:style-name="T164">terator</text:span></text:span><text:span text:style-name="Source_20_Text"><text:span text:style-name="T85">,callback);</text:span></text:span></text:p>
            <text:p text:style-name="P58"><text:span text:style-name="Source_20_Text"><text:span text:style-name="T85"/></text:span></text:p>
            <text:p text:style-name="P59"><text:span text:style-name="Source_20_Text"><text:span text:style-name="T85">isSuperset(superCollection,subCollection);</text:span></text:span></text:p>
            <text:p text:style-name="P58"><text:span text:style-name="Source_20_Text"><text:span text:style-name="T85">setDifference(</text:span></text:span><text:span text:style-name="Source_20_Text"><text:span text:style-name="T173">set1,set2</text:span></text:span><text:span text:style-name="Source_20_Text"><text:span text:style-name="T85">);</text:span></text:span></text:p>
            <text:p text:style-name="P59"><text:span text:style-name="Source_20_Text"><text:span text:style-name="T85">setIntersection(</text:span></text:span><text:span text:style-name="Source_20_Text"><text:span text:style-name="T173">set1,set2</text:span></text:span><text:span text:style-name="Source_20_Text"><text:span text:style-name="T85">);</text:span></text:span></text:p>
            <text:p text:style-name="P59"><text:span text:style-name="Source_20_Text"><text:span text:style-name="T85">setSymmetricDifference(</text:span></text:span><text:span text:style-name="Source_20_Text"><text:span text:style-name="T173">set1,set2</text:span></text:span><text:span text:style-name="Source_20_Text"><text:span text:style-name="T85">);</text:span></text:span></text:p>
            <text:p text:style-name="P59"><text:span text:style-name="Source_20_Text"><text:span text:style-name="T85">setUnion(iterator1[,iteratorN] );</text:span></text:span></text:p>
          </table:table-cell>
          <table:table-cell table:style-name="Table4.B2" office:value-type="string">
            <text:p text:style-name="P55"><text:span text:style-name="Source_20_Text"><text:span text:style-name="T174">forEach</text:span></text:span><text:span text:style-name="Source_20_Text"><text:span text:style-name="T163">(i</text:span></text:span><text:span text:style-name="Source_20_Text"><text:span text:style-name="T164">terator</text:span></text:span><text:span text:style-name="Source_20_Text"><text:span text:style-name="T163">,callback);</text:span></text:span></text:p>
            <text:p text:style-name="P60"><text:span text:style-name="Source_20_Text"><text:span text:style-name="T175">map(i</text:span></text:span><text:span text:style-name="Source_20_Text"><text:span text:style-name="T176">terator</text:span></text:span><text:span text:style-name="Source_20_Text"><text:span text:style-name="T175">,callback);</text:span></text:span></text:p>
            <text:p text:style-name="P58"><text:span text:style-name="Source_20_Text"><text:span text:style-name="T163">enumerate(i</text:span></text:span><text:span text:style-name="Source_20_Text"><text:span text:style-name="T164">terator</text:span></text:span><text:span text:style-name="Source_20_Text"><text:span text:style-name="T163">[,offset = 0]);</text:span></text:span></text:p>
            <text:p text:style-name="P58"><text:span text:style-name="Source_20_Text"><text:span text:style-name="T85">size(i</text:span></text:span><text:span text:style-name="Source_20_Text"><text:span text:style-name="T164">terator</text:span></text:span><text:span text:style-name="Source_20_Text"><text:span text:style-name="T85">);</text:span></text:span></text:p>
            <text:p text:style-name="P61"><text:span text:style-name="Source_20_Text"><text:span text:style-name="T177"/></text:span></text:p>
            <text:p text:style-name="P58"><text:span text:style-name="Source_20_Text"><text:span text:style-name="T85">every(i</text:span></text:span><text:span text:style-name="Source_20_Text"><text:span text:style-name="T164">terator</text:span></text:span><text:span text:style-name="Source_20_Text"><text:span text:style-name="T85">,c</text:span></text:span><text:span text:style-name="Source_20_Text"><text:span text:style-name="T178">allback</text:span></text:span><text:span text:style-name="Source_20_Text"><text:span text:style-name="T85">);</text:span></text:span></text:p>
            <text:p text:style-name="P58"><text:span text:style-name="Source_20_Text"><text:span text:style-name="T85">some(i</text:span></text:span><text:span text:style-name="Source_20_Text"><text:span text:style-name="T164">terator</text:span></text:span><text:span text:style-name="Source_20_Text"><text:span text:style-name="T85">,c</text:span></text:span><text:span text:style-name="Source_20_Text"><text:span text:style-name="T178">allback</text:span></text:span><text:span text:style-name="Source_20_Text"><text:span text:style-name="T85">);</text:span></text:span><text:span text:style-name="Source_20_Text"><text:span text:style-name="T179"> </text:span></text:span></text:p>
            <text:p text:style-name="P58"><text:span text:style-name="Source_20_Text"><text:span text:style-name="T163">none(i</text:span></text:span><text:span text:style-name="Source_20_Text"><text:span text:style-name="T164">terator</text:span></text:span><text:span text:style-name="Source_20_Text"><text:span text:style-name="T163">,c</text:span></text:span><text:span text:style-name="Source_20_Text"><text:span text:style-name="T178">allback</text:span></text:span><text:span text:style-name="Source_20_Text"><text:span text:style-name="T163">);</text:span></text:span></text:p>
            <text:p text:style-name="P58"><text:span text:style-name="Source_20_Text"><text:span text:style-name="T163"/></text:span></text:p>
            <text:p text:style-name="P58"><text:span text:style-name="Source_20_Text"><text:span text:style-name="T85">includes(</text:span></text:span><text:span text:style-name="Source_20_Text"><text:span text:style-name="T180">collection</text:span></text:span><text:span text:style-name="Source_20_Text"><text:span text:style-name="T85">,</text:span></text:span><text:span text:style-name="Source_20_Text"><text:span text:style-name="T181">value</text:span></text:span><text:span text:style-name="Source_20_Text"><text:span text:style-name="T180">[,comparator]</text:span></text:span><text:span text:style-name="Source_20_Text"><text:span text:style-name="T85">);</text:span></text:span></text:p>
            <text:p text:style-name="P58"><text:span text:style-name="Source_20_Text"><text:span text:style-name="T85">find(i</text:span></text:span><text:span text:style-name="Source_20_Text"><text:span text:style-name="T164">terator</text:span></text:span><text:span text:style-name="Source_20_Text"><text:span text:style-name="T85">,c</text:span></text:span><text:span text:style-name="Source_20_Text"><text:span text:style-name="T178">allback</text:span></text:span><text:span text:style-name="Source_20_Text"><text:span text:style-name="T85">);</text:span></text:span></text:p>
            <text:p text:style-name="P58"><text:span text:style-name="Source_20_Text"><text:span text:style-name="T85">findLast(i</text:span></text:span><text:span text:style-name="Source_20_Text"><text:span text:style-name="T164">terator</text:span></text:span><text:span text:style-name="Source_20_Text"><text:span text:style-name="T85">,callback);</text:span></text:span></text:p>
            <text:p text:style-name="P58"><text:span text:style-name="Source_20_Text"><text:span text:style-name="T85">filter(i</text:span></text:span><text:span text:style-name="Source_20_Text"><text:span text:style-name="T164">terator</text:span></text:span><text:span text:style-name="Source_20_Text"><text:span text:style-name="T85">,c</text:span></text:span><text:span text:style-name="Source_20_Text"><text:span text:style-name="T178">allback</text:span></text:span><text:span text:style-name="Source_20_Text"><text:span text:style-name="T85">);</text:span></text:span></text:p>
            <text:p text:style-name="P58"><text:span text:style-name="Source_20_Text"><text:span text:style-name="T182">reject(i</text:span></text:span><text:span text:style-name="Source_20_Text"><text:span text:style-name="T164">terator</text:span></text:span><text:span text:style-name="Source_20_Text"><text:span text:style-name="T182">,c</text:span></text:span><text:span text:style-name="Source_20_Text"><text:span text:style-name="T178">allback</text:span></text:span><text:span text:style-name="Source_20_Text"><text:span text:style-name="T182">);</text:span></text:span></text:p>
            <text:p text:style-name="P55"><text:span text:style-name="Source_20_Text"><text:span text:style-name="T183">p</text:span></text:span><text:span text:style-name="Source_20_Text"><text:span text:style-name="T184">artition(i</text:span></text:span><text:span text:style-name="Source_20_Text"><text:span text:style-name="T185">terator</text:span></text:span><text:span text:style-name="Source_20_Text"><text:span text:style-name="T184">,c</text:span></text:span><text:span text:style-name="Source_20_Text"><text:span text:style-name="T186">a</text:span></text:span><text:span text:style-name="Source_20_Text"><text:span text:style-name="T187">llb</text:span></text:span><text:span text:style-name="Source_20_Text"><text:span text:style-name="T186">a</text:span></text:span><text:span text:style-name="Source_20_Text"><text:span text:style-name="T187">ck</text:span></text:span><text:span text:style-name="Source_20_Text"><text:span text:style-name="T184">);</text:span></text:span></text:p>
            <text:p text:style-name="P62"><text:span text:style-name="Source_20_Text"><text:span text:style-name="T188"/></text:span></text:p>
            <text:p text:style-name="P55"><text:span text:style-name="Source_20_Text"><text:span text:style-name="T85">zip(i</text:span></text:span><text:span text:style-name="Source_20_Text"><text:span text:style-name="T164">terator1</text:span></text:span><text:span text:style-name="Source_20_Text"><text:span text:style-name="T85">[,</text:span></text:span><text:span text:style-name="Source_20_Text"><text:span text:style-name="T164">iteratorN</text:span></text:span><text:span text:style-name="Source_20_Text"><text:span text:style-name="T85">]);</text:span></text:span></text:p>
            <text:p text:style-name="P63"><text:span text:style-name="Source_20_Text"><text:span text:style-name="T189">unzip(i</text:span></text:span><text:span text:style-name="Source_20_Text"><text:span text:style-name="T185">terator</text:span></text:span><text:span text:style-name="Source_20_Text"><text:span text:style-name="T189">);</text:span></text:span></text:p>
            <text:p text:style-name="P63"><text:span text:style-name="Source_20_Text"><text:span text:style-name="T189">zipObj(i</text:span></text:span><text:span text:style-name="Source_20_Text"><text:span text:style-name="T185">terator1</text:span></text:span><text:span text:style-name="Source_20_Text"><text:span text:style-name="T189">,i</text:span></text:span><text:span text:style-name="Source_20_Text"><text:span text:style-name="T185">terator1</text:span></text:span><text:span text:style-name="Source_20_Text"><text:span text:style-name="T189">);</text:span></text:span></text:p>
            <text:p text:style-name="P58"><text:span text:style-name="Source_20_Text"><text:span text:style-name="T188">shuffle(i</text:span></text:span><text:span text:style-name="Source_20_Text"><text:span text:style-name="T164">terator</text:span></text:span><text:span text:style-name="Source_20_Text"><text:span text:style-name="T188">);</text:span></text:span></text:p>
            <text:p text:style-name="P58"><text:span text:style-name="Source_20_Text"><text:span text:style-name="T188"/></text:span></text:p>
            <text:p text:style-name="P64"><text:span text:style-name="Source_20_Text"><text:span text:style-name="T85">min(v</text:span></text:span><text:span text:style-name="Source_20_Text"><text:span text:style-name="T190">alue1[,valueN]</text:span></text:span><text:span text:style-name="Source_20_Text"><text:span text:style-name="T85">);</text:span></text:span></text:p>
            <text:p text:style-name="P65"><text:span text:style-name="Source_20_Text"><text:span text:style-name="T191">max(v</text:span></text:span><text:span text:style-name="Source_20_Text"><text:span text:style-name="T192">alue1[,valueN]</text:span></text:span><text:span text:style-name="Source_20_Text"><text:span text:style-name="T191">);</text:span></text:span></text:p>
            <text:p text:style-name="P58"><text:span text:style-name="Source_20_Text"><text:span text:style-name="T193">sort(i</text:span></text:span><text:span text:style-name="Source_20_Text"><text:span text:style-name="T164">terator</text:span></text:span><text:span text:style-name="Source_20_Text"><text:span text:style-name="T194">[</text:span></text:span><text:span text:style-name="Source_20_Text"><text:span text:style-name="T193">,number</text:span></text:span><text:span text:style-name="Source_20_Text"><text:span text:style-name="T195">s = false</text:span></text:span><text:span text:style-name="Source_20_Text"><text:span text:style-name="T194">]</text:span></text:span><text:span text:style-name="Source_20_Text"><text:span text:style-name="T193">);</text:span></text:span></text:p>
            <text:p text:style-name="P58"><text:span text:style-name="Source_20_Text"><text:span text:style-name="T188">reverse(i</text:span></text:span><text:span text:style-name="Source_20_Text"><text:span text:style-name="T164">terator</text:span></text:span><text:span text:style-name="Source_20_Text"><text:span text:style-name="T188">);</text:span></text:span></text:p>
            <text:p text:style-name="P64"><text:span text:style-name="Source_20_Text"><text:span text:style-name="T85"/></text:span></text:p>
            <text:p text:style-name="P55"><text:span text:style-name="Source_20_Text"><text:span text:style-name="T85">item(i</text:span></text:span><text:span text:style-name="Source_20_Text"><text:span text:style-name="T164">terator</text:span></text:span><text:span text:style-name="Source_20_Text"><text:span text:style-name="T85">,index);</text:span></text:span></text:p>
            <text:p text:style-name="P55"><text:span text:style-name="Source_20_Text"><text:span text:style-name="T196">nth(i</text:span></text:span><text:span text:style-name="Source_20_Text"><text:span text:style-name="T164">terator</text:span></text:span><text:span text:style-name="Source_20_Text"><text:span text:style-name="T196">,index);</text:span></text:span></text:p>
            <text:p text:style-name="P58"><text:span text:style-name="Source_20_Text"><text:span text:style-name="T85">first(i</text:span></text:span><text:span text:style-name="Source_20_Text"><text:span text:style-name="T164">terator</text:span></text:span><text:span text:style-name="Source_20_Text"><text:span text:style-name="T85">);</text:span></text:span></text:p>
            <text:p text:style-name="P58"><text:span text:style-name="Source_20_Text"><text:span text:style-name="T197">head(i</text:span></text:span><text:span text:style-name="Source_20_Text"><text:span text:style-name="T185">terator</text:span></text:span><text:span text:style-name="Source_20_Text"><text:span text:style-name="T197">);</text:span></text:span></text:p>
            <text:p text:style-name="P66"><text:span text:style-name="Source_20_Text"><text:span text:style-name="T152">last(i</text:span></text:span><text:span text:style-name="Source_20_Text"><text:span text:style-name="T176">terator</text:span></text:span><text:span text:style-name="Source_20_Text"><text:span text:style-name="T152">);</text:span></text:span></text:p>
            <text:p text:style-name="P67">initial(i<text:span text:style-name="Source_20_Text"><text:span text:style-name="T198">terator</text:span></text:span>);</text:p>
            <text:p text:style-name="P58"><text:span text:style-name="Source_20_Text"><text:span text:style-name="T85">tail(i</text:span></text:span><text:span text:style-name="Source_20_Text"><text:span text:style-name="T164">terator</text:span></text:span><text:span text:style-name="Source_20_Text"><text:span text:style-name="T85">);</text:span></text:span></text:p>
            <text:p text:style-name="P58"><text:span text:style-name="Source_20_Text"><text:span text:style-name="T85"/></text:span></text:p>
            <text:p text:style-name="P58"><text:span text:style-name="Source_20_Text"><text:span text:style-name="T199">flat(i</text:span></text:span><text:span text:style-name="Source_20_Text"><text:span text:style-name="T164">terator</text:span></text:span><text:span text:style-name="Source_20_Text"><text:span text:style-name="T199">);</text:span></text:span></text:p>
            <text:p text:style-name="P58"><text:span text:style-name="Source_20_Text"><text:span text:style-name="T85">concat(i</text:span></text:span><text:span text:style-name="Source_20_Text"><text:span text:style-name="T164">terator1</text:span></text:span><text:span text:style-name="Source_20_Text"><text:span text:style-name="T85">[,</text:span></text:span><text:span text:style-name="Source_20_Text"><text:span text:style-name="T164">iteratorN</text:span></text:span><text:span text:style-name="Source_20_Text"><text:span text:style-name="T85">]);</text:span></text:span></text:p>
            <text:p text:style-name="P58"><text:span text:style-name="Source_20_Text"><text:span text:style-name="T163">join(i</text:span></text:span><text:span text:style-name="Source_20_Text"><text:span text:style-name="T164">terator</text:span></text:span><text:span text:style-name="Source_20_Text"><text:span text:style-name="T163">[,separator </text:span></text:span><text:span text:style-name="Source_20_Text"><text:span text:style-name="T200">= ","</text:span></text:span><text:span text:style-name="Source_20_Text"><text:span text:style-name="T163">]);</text:span></text:span></text:p>
          </table:table-cell>
          <table:table-cell table:style-name="Table4.C2" office:value-type="string">
            <text:p text:style-name="P68"><text:span text:style-name="Source_20_Text"><text:span text:style-name="T85"/></text:span></text:p>
            <text:p text:style-name="P69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52">Array.fromAsync(); </text:span></text:span></text:a></text:p>
            <text:p text:style-name="P69"><text:span text:style-name="Source_20_Text"><text:span text:style-name="T152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201">Array.prototype.toReversed();</text:span></text:span></text:a></text:p>
            <text:p text:style-name="P68"><text:span text:style-name="Source_20_Text"><text:span text:style-name="T85"/></text:span></text:p>
            <text:p text:style-name="P68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52">Array.prototype.toSorted();</text:span></text:span></text:a></text:p>
            <text:p text:style-name="P68"><text:span text:style-name="Source_20_Text"><text:span text:style-name="T85"/></text:span></text:p>
            <text:p text:style-name="P68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52">Array.prototype.toSpliced();</text:span></text:span></text:a></text:p>
            <text:p text:style-name="P68"><text:span text:style-name="Source_20_Text"><text:span text:style-name="T85"/></text:span></text:p>
            <text:p text:style-name="P68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52">Array.prototype.with();</text:span></text:span></text:a></text:p>
            <text:p text:style-name="P70"><text:span text:style-name="Source_20_Text"><text:span text:style-name="T85"/></text:span></text:p>
            <text:p text:style-name="P70"><text:a xlink:type="simple" xlink:href="https://developer.mozilla.org/en-US/docs/Web/API/Crypto/randomUUID" text:style-name="Internet_20_link" text:visited-style-name="Visited_20_Internet_20_Link"><text:span text:style-name="Source_20_Text"><text:span text:style-name="T152">crypto.randomUUID();</text:span></text:span></text:a></text:p>
            <text:p text:style-name="P70"><text:span text:style-name="Source_20_Text"><text:span text:style-name="T85"/></text:span></text:p>
            <text:p text:style-name="P71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202">Error.isError();</text:span></text:span></text:a></text:p>
            <text:p text:style-name="P70"><text:span text:style-name="Source_20_Text"><text:span text:style-name="T85"/></text:span></text:p>
            <text:p text:style-name="P70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52">globalThis;</text:span></text:span></text:a></text:p>
            <text:p text:style-name="P70"><text:span text:style-name="Source_20_Text"><text:span text:style-name="T85"/></text:span></text:p>
            <text:p text:style-name="P70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52">Map.groupBy();</text:span></text:span></text:a></text:p>
            <text:p text:style-name="P72"><text:span text:style-name="Source_20_Text"><text:span text:style-name="T85"/></text:span></text:p>
            <text:p text:style-name="P72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52">Math.sumPrecise();</text:span></text:span></text:a></text:p>
            <text:p text:style-name="P72"><text:span text:style-name="Source_20_Text"><text:span text:style-name="T85"/></text:span></text:p>
            <text:p text:style-name="P70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203">Object.groupBy();</text:span></text:span></text:a></text:p>
            <text:p text:style-name="P70"><text:span text:style-name="Source_20_Text"><text:span text:style-name="T204"/></text:span></text:p>
            <text:p text:style-name="P70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52">Object</text:span></text:span><text:span text:style-name="Source_20_Text"><text:span text:style-name="T205">.</text:span></text:span><text:span text:style-name="Source_20_Text"><text:span text:style-name="T206">hasOwn();</text:span></text:span></text:a></text:p>
            <text:p text:style-name="P70"><text:span text:style-name="Source_20_Text"><text:span text:style-name="T85"/></text:span></text:p>
            <text:p text:style-name="P73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207">TypedArray.prototype.toReversed();</text:span></text:span></text:a><text:span text:style-name="T152"/></text:p>
            <text:p text:style-name="P73"><text:span text:style-name="Source_20_Text"><text:span text:style-name="T177"/></text:span></text:p>
            <text:p text:style-name="P73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207">TypedArray.prototype.toSorted();</text:span></text:span></text:a></text:p>
            <text:p text:style-name="P73"><text:span text:style-name="Source_20_Text"><text:span text:style-name="T177"/></text:span></text:p>
            <text:p text:style-name="P73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207">TypedArray.prototype.with();</text:span></text:span></text:a></text:p>
            <text:p text:style-name="P73"><text:span text:style-name="Source_20_Text"><text:span text:style-name="T177"/></text:span></text:p>
            <text:p text:style-name="P74"><text:a xlink:type="simple" xlink:href="https://developer.mozilla.org/en-US/docs/Web/JavaScript/Reference/Global_Objects/AsyncFunction" text:style-name="Internet_20_link" text:visited-style-name="Visited_20_Internet_20_Link"><text:span text:style-name="Source_20_Text"><text:span text:style-name="T208">globalThis.AsyncFunction();</text:span></text:span></text:a></text:p>
            <text:p text:style-name="P74"><text:span text:style-name="Source_20_Text"><text:span text:style-name="T208"/></text:span></text:p>
            <text:p text:style-name="P74"><text:a xlink:type="simple" xlink:href="https://developer.mozilla.org/en-US/docs/Web/JavaScript/Reference/Global_Objects/AsyncGeneratorFunction/AsyncGeneratorFunction" text:style-name="Internet_20_link" text:visited-style-name="Visited_20_Internet_20_Link"><text:span text:style-name="Source_20_Text"><text:span text:style-name="T209">global</text:span></text:span><text:span text:style-name="Source_20_Text"><text:span text:style-name="T210">this</text:span></text:span><text:span text:style-name="Source_20_Text"><text:span text:style-name="T208">.AsyncGeneratorFunction();</text:span></text:span></text:a></text:p>
            <text:p text:style-name="P75"/>
            <text:p text:style-name="P76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208">globalThis.GeneratorFunction();</text:span></text:span></text:a></text:p>
            <text:p text:style-name="P73"><text:span text:style-name="Source_20_Text"><text:span text:style-name="T85"/></text:span></text:p>
          </table:table-cell>
        </table:table-row>
      </table:table>
      <text:p text:style-name="P77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table:number-columns-spanned="3" office:value-type="string">
            <text:p text:style-name="P78">How to import</text:p>
          </table:table-cell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79"><text:span text:style-name="T211">Celestra for </text:span><text:span text:style-name="T212">browser</text:span><text:span text:style-name="T211">: </text:span><text:span text:style-name="T213">celestra.</text:span><text:span text:style-name="T214">browser</text:span><text:span text:style-name="T215">.</text:span><text:span text:style-name="T213">js</text:span></text:p>
          </table:table-cell>
          <table:table-cell table:style-name="Table8.B2" table:number-columns-spanned="2" office:value-type="string">
            <text:p text:style-name="P80"><text:span text:style-name="T211">Celestra for Node.js </text:span><text:span text:style-name="T216">and Deno</text:span><text:span text:style-name="T211">: </text:span><text:span text:style-name="T217">celestra.</text:span><text:span text:style-name="T215">node.</text:span><text:span text:style-name="T218">m</text:span><text:span text:style-name="T217">js</text:span></text:p>
          </table:table-cell>
          <table:covered-table-cell/>
        </table:table-row>
        <table:table-row>
          <table:table-cell table:style-name="Table8.A3" table:number-rows-spanned="3" office:value-type="string">
            <text:p text:style-name="P81"/>
            <text:p text:style-name="P82">&lt;script type="module"&gt;</text:p>
            <text:p text:style-name="P83">// import the defaultExport object</text:p>
            <text:p text:style-name="P84">import defaultExport from "./celestra.browser.js";</text:p>
            <text:p text:style-name="P84">globalThis.celestra = defaultExport;</text:p>
            <text:p text:style-name="P84">globalThis.CEL = defaultExport;</text:p>
            <text:p text:style-name="P82">&lt;/script&gt;</text:p>
            <text:p text:style-name="P84"/>
            <text:p text:style-name="P82">&lt;script type="module"&gt;</text:p>
            <text:p text:style-name="P83">// import with default with name</text:p>
            <text:p text:style-name="P84">import { default as celestra } from "./celestra.browser.js";</text:p>
            <text:p text:style-name="P84">globalThis.celestra = celestra;</text:p>
            <text:p text:style-name="P84">globalThis.CEL = celestra;</text:p>
            <text:p text:style-name="P82">&lt;/script&gt;</text:p>
            <text:p text:style-name="P84"/>
            <text:p text:style-name="P82">&lt;script type="module"&gt;</text:p>
            <text:p text:style-name="P83">// import all into a new celestra object</text:p>
            <text:p text:style-name="P84">import * as celestra from "./celestra.browser.js";</text:p>
            <text:p text:style-name="P84">globalThis.celestra = celestra;</text:p>
            <text:p text:style-name="P84">globalThis.CEL = celestra;</text:p>
            <text:p text:style-name="P82">&lt;/script&gt;</text:p>
            <text:p text:style-name="P84"/>
            <text:p text:style-name="P82">&lt;script type="module"&gt;</text:p>
            <text:p text:style-name="P83">// import some functions</text:p>
            <text:p text:style-name="P84">import { first, <text:span text:style-name="T219">map</text:span> } from "./celestra.browser.js";</text:p>
            <text:p text:style-name="P84">globalThis.first = first;</text:p>
            <text:p text:style-name="P84">globalThis.<text:span text:style-name="T219">map</text:span> = <text:span text:style-name="T219">map</text:span>;</text:p>
            <text:p text:style-name="P82">&lt;/script&gt;</text:p>
            <text:p text:style-name="P82"/>
            <text:p text:style-name="P82">&lt;script type="module"&gt;</text:p>
            <text:p text:style-name="P84">// dynamic import</text:p>
            <text:p text:style-name="P84">const celestra = await import("./celestra.browser.js");</text:p>
            <text:p text:style-name="P84">globalThis.celestra = celestra;</text:p>
            <text:p text:style-name="P84">globalThis.CEL = celestra;</text:p>
            <text:p text:style-name="P82">&lt;/script&gt;</text:p>
          </table:table-cell>
          <table:table-cell table:style-name="Table8.B3" table:number-columns-spanned="2" office:value-type="string">
            <text:p text:style-name="P85"/>
            <text:p text:style-name="P85">// import the defaultExport object</text:p>
            <text:p text:style-name="P86"/>
            <text:p text:style-name="P87">import defaultExport from "./celestra.<text:span text:style-name="T220">node</text:span>.<text:span text:style-name="T220">m</text:span>js";</text:p>
            <text:p text:style-name="P87">globalThis.celestra = defaultExport;</text:p>
            <text:p text:style-name="P87">globalThis.CEL = defaultExport;</text:p>
            <text:p text:style-name="P87"/>
            <text:p text:style-name="P88">// import with default with name</text:p>
            <text:p text:style-name="P87"/>
            <text:p text:style-name="P87">import { default as celestra } from "./celestra.<text:span text:style-name="T220">node</text:span>.<text:span text:style-name="T220">m</text:span>js";</text:p>
            <text:p text:style-name="P87">globalThis.celestra = celestra;</text:p>
            <text:p text:style-name="P87">globalThis.CEL = celestra;</text:p>
            <text:p text:style-name="P87"/>
            <text:p text:style-name="P88">// import all into a new celestra object</text:p>
            <text:p text:style-name="P87"/>
            <text:p text:style-name="P87">import * as celestra from "./celestra.<text:span text:style-name="T220">node</text:span>.<text:span text:style-name="T220">m</text:span>js";</text:p>
            <text:p text:style-name="P87">globalThis.celestra = celestra;</text:p>
            <text:p text:style-name="P87">globalThis.CEL = celestra;</text:p>
            <text:p text:style-name="P87"/>
            <text:p text:style-name="P88">// import some functions</text:p>
            <text:p text:style-name="P87"/>
            <text:p text:style-name="P87">import { first, <text:span text:style-name="T219">map</text:span> } from "./celestra.<text:span text:style-name="T220">node</text:span>.<text:span text:style-name="T220">m</text:span>js";</text:p>
            <text:p text:style-name="P87">globalThis.first = first;</text:p>
            <text:p text:style-name="P89"><text:span text:style-name="Source_20_Text"><text:span text:style-name="T221">globalThis.</text:span></text:span><text:span text:style-name="Source_20_Text"><text:span text:style-name="T222">map</text:span></text:span><text:span text:style-name="Source_20_Text"><text:span text:style-name="T221"> = </text:span></text:span><text:span text:style-name="Source_20_Text"><text:span text:style-name="T222">map</text:span></text:span><text:span text:style-name="Source_20_Text"><text:span text:style-name="T221">;<text:line-break/><text:line-break/></text:span></text:span><text:span text:style-name="Source_20_Text"><text:span text:style-name="T223">// </text:span></text:span><text:span text:style-name="Source_20_Text"><text:span text:style-name="T224">dynamic import</text:span></text:span><text:span text:style-name="Source_20_Text"><text:span text:style-name="T221"><text:line-break/><text:line-break/>const celestra = await import("./celestra.node.mjs");<text:line-break/>globalThis.celestra = celestra;<text:line-break/>globalThis.CEL = celestra;</text:span></text:span></text:p>
          </table:table-cell>
          <table:covered-table-cell/>
        </table:table-row>
        <table:table-row>
          <table:covered-table-cell table:style-name="Table8.A3"/>
          <table:table-cell table:style-name="Table8.B2" table:number-columns-spanned="2" office:value-type="string">
            <text:p text:style-name="P90">Removed <text:span text:style-name="T225">APIs</text:span> in the <text:span text:style-name="T217">celestra.node.</text:span><text:span text:style-name="T215">m</text:span><text:span text:style-name="T217">js</text:span></text:p>
          </table:table-cell>
          <table:covered-table-cell/>
        </table:table-row>
        <table:table-row>
          <table:covered-table-cell table:style-name="Table8.A3"/>
          <table:table-cell table:style-name="Table8.B5" office:value-type="string">
            <text:p text:style-name="P91">DOM API</text:p>
          </table:table-cell>
          <table:table-cell table:style-name="Table8.C5" office:value-type="string">
            <text:p text:style-name="P92"><text:span text:style-name="Source_20_Text"><text:span text:style-name="T221">Cookie API</text:span></text:span></text:p>
          </table:table-cell>
        </table:table-row>
      </table:table>
      <text:p text:style-name="P93"/>
      <text:p text:style-name="P94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95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95"><text:span text:style-name="T226">v</text:span>3.1.0</text:p>
          </table:table-cell>
          <table:table-cell table:style-name="Table3.A2" office:value-type="string">
            <text:p text:style-name="P95">v3.8.0</text:p>
          </table:table-cell>
          <table:table-cell table:style-name="Table3.C2" office:value-type="string">
            <text:p text:style-name="P96">v5.6.0</text:p>
          </table:table-cell>
        </table:table-row>
        <table:table-row>
          <table:table-cell table:style-name="Table3.A3" table:number-rows-spanned="3" office:value-type="string">
            <text:p text:style-name="P97">Array.from();</text:p>
            <text:p text:style-name="P97">Array.of();</text:p>
            <text:p text:style-name="P97">Array.prototype.copyWithin();</text:p>
            <text:p text:style-name="P97">Array.prototype.fill();</text:p>
            <text:p text:style-name="P97">Array.prototype.find();</text:p>
            <text:p text:style-name="P97">Array.prototype.findIndex();</text:p>
            <text:p text:style-name="P97">Object.create();</text:p>
            <text:p text:style-name="P97">String.fromCodePoint();</text:p>
            <text:p text:style-name="P97">String.prototype.codePointAt();</text:p>
            <text:p text:style-name="P97">String.prototype.endsWith();</text:p>
            <text:p text:style-name="P97">String.prototype.startsWith();</text:p>
            <text:p text:style-name="P97">Math.acosh();</text:p>
            <text:p text:style-name="P97">Math.asinh();</text:p>
            <text:p text:style-name="P97">Math.atanh();</text:p>
            <text:p text:style-name="P97">Math.cbrt();</text:p>
            <text:p text:style-name="P97">Math.clz32();</text:p>
            <text:p text:style-name="P97">Math.cosh();</text:p>
            <text:p text:style-name="P97">Math.expm1();</text:p>
            <text:p text:style-name="P97">Math.fround();</text:p>
            <text:p text:style-name="P97">Math.hypot();</text:p>
            <text:p text:style-name="P97">Math.imul();</text:p>
            <text:p text:style-name="P97">Math.log1p();</text:p>
            <text:p text:style-name="P97">Math.log10();</text:p>
            <text:p text:style-name="P97">Math.log2();</text:p>
            <text:p text:style-name="P97">Math.sign();</text:p>
            <text:p text:style-name="P97">Math.sinh();</text:p>
            <text:p text:style-name="P97">Math.tanh();</text:p>
            <text:p text:style-name="P97">Math.trunc();</text:p>
            <text:p text:style-name="P97">Number.EPSILON;</text:p>
            <text:p text:style-name="P97">Number.isNaN();</text:p>
            <text:p text:style-name="P97">isNaN();</text:p>
            <text:p text:style-name="P97">Number.isInteger();</text:p>
            <text:p text:style-name="P97">Number.isFinite();</text:p>
            <text:p text:style-name="P97">Number.isSafeInteger();</text:p>
            <text:p text:style-name="P97">Number.parseInt();</text:p>
            <text:p text:style-name="P97">Number.parseFloat();</text:p>
          </table:table-cell>
          <table:table-cell table:style-name="Table3.B3" table:number-rows-spanned="3" office:value-type="string">
            <text:p text:style-name="P97"/>
            <text:p text:style-name="P98"><text:span text:style-name="Source_20_Text"><text:span text:style-name="T207">Array.prototype.values();</text:span></text:span></text:p>
            <text:p text:style-name="P98"><text:span text:style-name="Source_20_Text"><text:span text:style-name="T207">Array.prototype.includes();</text:span></text:span></text:p>
            <text:p text:style-name="P97"/>
            <text:p text:style-name="P98"><text:span text:style-name="Source_20_Text"><text:span text:style-name="T207">ChildNode.after();</text:span></text:span><text:span text:style-name="T227"><text:line-break/></text:span><text:span text:style-name="Source_20_Text"><text:span text:style-name="T207">ChildNode.before();</text:span></text:span><text:span text:style-name="T227"><text:line-break/></text:span><text:span text:style-name="Source_20_Text"><text:span text:style-name="T207">ChildNode.remove();</text:span></text:span><text:span text:style-name="T227"><text:line-break/></text:span><text:span text:style-name="Source_20_Text"><text:span text:style-name="T207">ChildNode.replaceWith();</text:span></text:span></text:p>
            <text:p text:style-name="P97"/>
            <text:p text:style-name="P98"><text:span text:style-name="Source_20_Text"><text:span text:style-name="T207">Element.prototype.closest();<text:line-break/>Element.prototype.getAttributeNames();</text:span></text:span></text:p>
            <text:p text:style-name="P98"><text:span text:style-name="Source_20_Text"><text:span text:style-name="T207">Element.prototype.matches();</text:span></text:span></text:p>
            <text:p text:style-name="P98"><text:span text:style-name="Source_20_Text"><text:span text:style-name="T207">Element.prototype.toggleAttribute();</text:span></text:span></text:p>
            <text:p text:style-name="P97"/>
            <text:p text:style-name="P98"><text:span text:style-name="Source_20_Text"><text:span text:style-name="T207">ParentNode.append();</text:span></text:span></text:p>
            <text:p text:style-name="P98"><text:span text:style-name="Source_20_Text"><text:span text:style-name="T177"/></text:span></text:p>
            <text:p text:style-name="P98"><text:span text:style-name="Source_20_Text"><text:span text:style-name="T207">ParentNode.prepend();</text:span></text:span><text:span text:style-name="T227"><text:line-break/><text:line-break/></text:span><text:span text:style-name="Source_20_Text"><text:span text:style-name="T207">String.prototype[Symbol.iterator]();</text:span></text:span></text:p>
            <text:p text:style-name="P98"><text:span text:style-name="Source_20_Text"><text:span text:style-name="T207">String.prototype.includes();</text:span></text:span></text:p>
            <text:p text:style-name="P98"><text:span text:style-name="Source_20_Text"><text:span text:style-name="T207">String.prototype.repeat();</text:span></text:span><text:span text:style-name="T227"><text:line-break/></text:span></text:p>
            <text:p text:style-name="P98"><text:span text:style-name="Source_20_Text"><text:span text:style-name="T207">NodeList.prototype.forEach();</text:span></text:span><text:span text:style-name="T227"><text:line-break/></text:span></text:p>
            <text:p text:style-name="P98"><text:span text:style-name="Source_20_Text"><text:span text:style-name="T207">Object.assign();</text:span></text:span></text:p>
            <text:p text:style-name="P98"><text:span text:style-name="Source_20_Text"><text:span text:style-name="T207">Object.entries();</text:span></text:span><text:span text:style-name="T227"><text:line-break/></text:span></text:p>
            <text:p text:style-name="P98"><text:span text:style-name="Source_20_Text"><text:span text:style-name="T207">Object.getOwnPropertyDescriptors();</text:span></text:span><text:span text:style-name="T227"><text:line-break/></text:span><text:span text:style-name="Source_20_Text"><text:span text:style-name="T207">Object.values();</text:span></text:span><text:span text:style-name="T227"><text:line-break/></text:span></text:p>
            <text:p text:style-name="P98"><text:span text:style-name="Source_20_Text"><text:span text:style-name="T207">RegExp.prototype.flags;</text:span></text:span><text:span text:style-name="T227"><text:line-break/></text:span></text:p>
            <text:p text:style-name="P98"><text:span text:style-name="Source_20_Text"><text:span text:style-name="T228">window</text:span></text:span><text:span text:style-name="Source_20_Text"><text:span text:style-name="T207">.screenLeft;</text:span></text:span><text:span text:style-name="T227"><text:line-break/></text:span><text:span text:style-name="Source_20_Text"><text:span text:style-name="T228">window</text:span></text:span><text:span text:style-name="Source_20_Text"><text:span text:style-name="T207">.screenTop;</text:span></text:span></text:p>
          </table:table-cell>
          <table:table-cell table:style-name="Table3.C3" office:value-type="string">
            <text:p text:style-name="P97">Array.prototype.at();</text:p>
            <text:p text:style-name="P97"/>
            <text:p text:style-name="P97">Array.prototype.findLast();</text:p>
            <text:p text:style-name="P97">Array.prototype.findLastIndex();</text:p>
            <text:p text:style-name="P97"/>
            <text:p text:style-name="P97">Array.prototype.flat();</text:p>
            <text:p text:style-name="P97">Array.prototype.flatMap();</text:p>
            <text:p text:style-name="P97"/>
            <text:p text:style-name="P97">Number.MIN_SAFE_INTEGER;</text:p>
            <text:p text:style-name="P97">Number.MAX_SAFE_INTEGER;</text:p>
            <text:p text:style-name="P97"/>
            <text:p text:style-name="P97">Object.fromEntries();</text:p>
            <text:p text:style-name="P97">Object.is();</text:p>
            <text:p text:style-name="P97"/>
            <text:p text:style-name="P97">String.prototype.at();</text:p>
            <text:p text:style-name="P97"/>
            <text:p text:style-name="P97">String.prototype.matchAll();</text:p>
            <text:p text:style-name="P97"/>
            <text:p text:style-name="P97">String.prototype.padStart();</text:p>
            <text:p text:style-name="P97">String.prototype.padEnd();</text:p>
            <text:p text:style-name="P97"/>
            <text:p text:style-name="P97">String.prototype.replaceAll();</text:p>
            <text:p text:style-name="P97"/>
            <text:p text:style-name="P97">String.prototype.trimStart();</text:p>
            <text:p text:style-name="P97">String.prototype.trimLeft();</text:p>
            <text:p text:style-name="P97"/>
            <text:p text:style-name="P97">String.prototype.trimEnd();</text:p>
            <text:p text:style-name="P97">String.prototype.trimRight();</text:p>
            <text:p text:style-name="P97"/>
            <text:p text:style-name="P97">Typedarray.prototype.at();</text:p>
            <text:p text:style-name="P97"/>
            <text:p text:style-name="P97">TypedArray.prototype.findLast();</text:p>
            <text:p text:style-name="P97">TypedArray.prototype.findLastIndex();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2" office:value-type="string">
            <text:p text:style-name="P96">v5.<text:span text:style-name="T229">9</text:span>.0</text:p>
          </table:table-cell>
        </table:table-row>
        <table:table-row>
          <table:covered-table-cell table:style-name="Table3.A3"/>
          <table:covered-table-cell table:style-name="Table3.B3"/>
          <table:table-cell table:style-name="Table3.C3" office:value-type="string">
            <text:p text:style-name="P97">BigInt.prototype.toJSON();</text:p>
          </table:table-cell>
        </table:table-row>
      </table:table>
      <text:p text:style-name="P9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loext:hyphenation-keep-line="false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 loext:hyphenation-keep-line="false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loext:hyphenation-keep-line="false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 loext:hyphenation-keep-line="false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 loext:hyphenation-keep-line="false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0</text:page-number><text:s/>/ <text:page-count>5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meta:initial-creator>Czigler, Ferenc</meta:initial-creator>
    <meta:creation-date>2018-01-01T17:18:00Z</meta:creation-date>
    <dc:date>2026-01-16T10:46:43.840137900</dc:date>
    <meta:print-date>2025-11-05T21:47:46.733035800</meta:print-date>
    <meta:editing-cycles>1143</meta:editing-cycles>
    <meta:editing-duration>P1DT9H39M21S</meta:editing-duration>
    <meta:printed-by>PDF files</meta:printed-by>
    <meta:document-statistic meta:table-count="5" meta:image-count="0" meta:object-count="0" meta:page-count="5" meta:paragraph-count="405" meta:word-count="659" meta:character-count="10286" meta:non-whitespace-character-count="10013"/>
    <meta:template xlink:type="simple" xlink:actuate="onRequest" xlink:title="" xlink:href="Normal.dotm"/>
  </office:meta>
</office:document-meta>
</file>